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3.36pt"/>
    </style:style>
    <style:style style:name="co3" style:family="table-column">
      <style:table-column-properties fo:break-before="auto" style:column-width="10.8pt"/>
    </style:style>
    <style:style style:name="co4" style:family="table-column">
      <style:table-column-properties fo:break-before="auto" style:column-width="7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91.96pt"/>
    </style:style>
    <style:style style:name="co7" style:family="table-column">
      <style:table-column-properties fo:break-before="auto" style:column-width="186.46pt"/>
    </style:style>
    <style:style style:name="co8" style:family="table-column">
      <style:table-column-properties fo:break-before="auto" style:column-width="28.8pt"/>
    </style:style>
    <style:style style:name="co9" style:family="table-column">
      <style:table-column-properties fo:break-before="auto" style:column-width="81.3pt"/>
    </style:style>
    <style:style style:name="co10" style:family="table-column">
      <style:table-column-properties fo:break-before="auto" style:column-width="80.3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99pt" fo:padding-left="0.99pt" fo:padding-right="2.01pt" fo:padding-top="0.99pt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Alternating_20_Dark">
      <style:table-cell-properties style:text-align-source="fix" style:repeat-content="false" fo:padding-bottom="0.99pt" fo:padding-left="0.99pt" fo:padding-right="2.01pt" fo:padding-top="0.99pt"/>
      <style:paragraph-properties fo:text-align="end" fo:margin-left="0pt"/>
    </style:style>
    <style:style style:name="ce3" style:family="table-cell" style:parent-style-name="Alternating_20_Light">
      <style:table-cell-properties style:text-align-source="fix" style:repeat-content="false" fo:padding-bottom="0.99pt" fo:padding-left="0.99pt" fo:padding-right="2.01pt" fo:padding-top="0.99pt"/>
      <style:paragraph-properties fo:text-align="end" fo:margin-left="0pt"/>
    </style:style>
    <style:style style:name="ce4" style:family="table-cell" style:parent-style-name="Default">
      <style:table-cell-properties fo:padding-bottom="0.99pt" fo:padding-left="0.99pt" fo:padding-right="2.01pt" fo:padding-top="0.99pt"/>
    </style:style>
    <style:style style:name="ce5" style:family="table-cell" style:parent-style-name="Alternating_20_Dark">
      <style:table-cell-properties fo:background-color="transparent" fo:padding-bottom="0.99pt" fo:padding-left="2.01pt" fo:padding-right="0.99pt" fo:padding-top="0.99pt"/>
      <style:text-properties fo:font-weight="bold" style:font-weight-asian="bold" style:font-weight-complex="bold"/>
    </style:style>
    <style:style style:name="ce6" style:family="table-cell" style:parent-style-name="Alternating_20_Dark">
      <style:table-cell-properties fo:padding-bottom="0.99pt" fo:padding-left="2.01pt" fo:padding-right="0.99pt" fo:padding-top="0.99pt"/>
    </style:style>
    <style:style style:name="ce7" style:family="table-cell" style:parent-style-name="Alternating_20_Light">
      <style:table-cell-properties fo:padding-bottom="0.99pt" fo:padding-left="2.01pt" fo:padding-right="0.99pt" fo:padding-top="0.99pt"/>
    </style:style>
    <style:style style:name="ce8" style:family="table-cell" style:parent-style-name="Default">
      <style:table-cell-properties fo:padding-bottom="0.99pt" fo:padding-left="2.01pt" fo:padding-right="0.99pt" fo:padding-top="0.9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Alternating_20_Dark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Alternating_20_Ligh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White_20_on_20_Black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White_20_on_20_Gray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8" style:family="table-cell" style:parent-style-name="White_20_on_20_Black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Alternating_20_Ligh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Alternating_20_Dark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fo:background-color="#ccff99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ff99ff"/>
    </style:style>
    <style:style style:name="ce24" style:family="table-cell" style:parent-style-name="Default">
      <style:table-cell-properties fo:background-color="#99ffff"/>
    </style:style>
    <style:style style:name="ce25" style:family="table-cell" style:parent-style-name="Default">
      <style:table-cell-properties fo:background-color="#ffcc99"/>
    </style:style>
    <style:style style:name="ce26" style:family="table-cell" style:parent-style-name="Default">
      <style:table-cell-properties fo:background-color="#ccff99" style:text-align-source="fix" style:repeat-content="false"/>
      <style:paragraph-properties fo:text-align="end" fo:margin-left="0pt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28" style:family="table-cell" style:parent-style-name="Default">
      <style:table-cell-properties fo:background-color="#ff99ff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ff99ff" style:text-align-source="fix" style:repeat-content="false"/>
      <style:paragraph-properties fo:text-align="end" fo:margin-left="0pt"/>
      <style:text-properties style:use-window-font-color="true"/>
    </style:style>
    <style:style style:name="ce30" style:family="table-cell" style:parent-style-name="Default">
      <style:table-cell-properties fo:background-color="#99ffff" style:text-align-source="fix" style:repeat-content="false"/>
      <style:paragraph-properties fo:text-align="end" fo:margin-left="0pt"/>
      <style:text-properties style:use-window-font-color="true"/>
    </style:style>
    <style:style style:name="ce31" style:family="table-cell" style:parent-style-name="Default">
      <style:table-cell-properties fo:background-color="#99ffff" style:text-align-source="fix" style:repeat-content="false"/>
      <style:paragraph-properties fo:text-align="end" fo:margin-left="0pt"/>
    </style:style>
    <style:style style:name="ce32" style:family="table-cell" style:parent-style-name="Default">
      <style:table-cell-properties fo:background-color="#ffcc99" style:text-align-source="fix" style:repeat-content="false"/>
      <style:paragraph-properties fo:text-align="end" fo:margin-left="0pt"/>
    </style:style>
  </office:automatic-styles>
  <office:body>
    <office:spreadsheet>
      <table:table table:name="Printable Version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13" table:default-cell-style-name="ce12"/>
        <table:table-column table:style-name="co4" table:default-cell-style-name="Default"/>
        <table:table-column table:style-name="co1" table:number-columns-repeated="2" table:default-cell-style-name="ce12"/>
        <table:table-column table:style-name="co1" table:number-columns-repeated="3" table:default-cell-style-name="ce16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" table:default-cell-style-name="ce16"/>
        <table:table-column table:style-name="co5" table:number-columns-repeated="989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5" office:value-type="string" calcext:value-type="string">
            <text:p>Game</text:p>
          </table:table-cell>
          <table:table-cell table:style-name="ce9" office:value-type="string" calcext:value-type="string">
            <text:p>Player Count</text:p>
          </table:table-cell>
          <table:table-cell table:style-name="ce9" table:number-columns-repeated="6"/>
          <table:table-cell table:style-name="ce15"/>
          <table:table-cell table:style-name="ce9" table:number-columns-repeated="5"/>
          <table:table-cell table:style-name="ce15"/>
          <table:table-cell table:style-name="ce9" office:value-type="string" calcext:value-type="string">
            <text:p>Play Time</text:p>
          </table:table-cell>
          <table:table-cell table:style-name="ce9"/>
          <table:table-cell table:style-name="ce15" table:number-columns-repeated="2"/>
          <table:table-cell table:style-name="ce17"/>
          <table:table-cell table:style-name="ce15" table:number-columns-repeated="4"/>
          <table:table-cell table:style-name="ce9" office:value-type="string" calcext:value-type="string">
            <text:p>Weight</text:p>
          </table:table-cell>
          <table:table-cell table:style-name="ce17" table:number-columns-repeated="9"/>
          <table:table-cell table:style-name="ce9" office:value-type="string" calcext:value-type="string">
            <text:p>Year</text:p>
          </table:table-cell>
          <table:table-cell table:style-name="ce9" table:number-columns-repeated="988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1" calcext:value-type="string">
            <text:p>1</text:p>
          </table:table-cell>
          <table:table-cell table:style-name="ce6" table:formula="of:=T([GameData.A1])&amp;T(ORG.OPENOFFICE.STYLE(IF(ISEVEN(ROW( ));&quot;Alternating Dark&quot;;&quot;Alternating Light&quot;)))" office:value-type="string" office:string-value="Abalone" calcext:value-type="string">
            <text:p>Abalone</text:p>
          </table:table-cell>
          <table:table-cell table:style-name="ce10" table:formula="of:=TEXT([Step2.B1]; &quot;##&quot;)&amp;T(ORG.OPENOFFICE.STYLE([Style1.B1]))">
            <text:p/>
          </table:table-cell>
          <table:table-cell table:style-name="ce13" table:formula="of:=TEXT([Step2.C1]; &quot;##&quot;)&amp;T(ORG.OPENOFFICE.STYLE([Style1.C1]))" office:value-type="string" office:string-value="2" calcext:value-type="string">
            <text:p>2</text:p>
          </table:table-cell>
          <table:table-cell table:style-name="ce14" table:formula="of:=TEXT([Step2.D1]; &quot;##&quot;)&amp;T(ORG.OPENOFFICE.STYLE([Style1.D1]))">
            <text:p/>
          </table:table-cell>
          <table:table-cell table:style-name="ce14" table:formula="of:=TEXT([Step2.E1]; &quot;##&quot;)&amp;T(ORG.OPENOFFICE.STYLE([Style1.E1]))">
            <text:p/>
          </table:table-cell>
          <table:table-cell table:style-name="ce14" table:formula="of:=TEXT([Step2.F1]; &quot;##&quot;)&amp;T(ORG.OPENOFFICE.STYLE([Style1.F1]))">
            <text:p/>
          </table:table-cell>
          <table:table-cell table:style-name="ce14" table:formula="of:=TEXT([Step2.G1]; &quot;##&quot;)&amp;T(ORG.OPENOFFICE.STYLE([Style1.G1]))">
            <text:p/>
          </table:table-cell>
          <table:table-cell table:style-name="ce14" table:formula="of:=TEXT([Step2.H1]; &quot;##&quot;)&amp;T(ORG.OPENOFFICE.STYLE([Style1.H1]))">
            <text:p/>
          </table:table-cell>
          <table:table-cell table:style-name="ce14" table:formula="of:=TEXT([Step2.I1]; &quot;##&quot;)&amp;T(ORG.OPENOFFICE.STYLE([Style1.I1]))">
            <text:p/>
          </table:table-cell>
          <table:table-cell table:style-name="ce14" table:formula="of:=TEXT([Step2.J1]; &quot;##&quot;)&amp;T(ORG.OPENOFFICE.STYLE([Style1.J1]))">
            <text:p/>
          </table:table-cell>
          <table:table-cell table:style-name="ce14" table:formula="of:=TEXT([Step2.K1]; &quot;##&quot;)&amp;T(ORG.OPENOFFICE.STYLE([Style1.K1]))">
            <text:p/>
          </table:table-cell>
          <table:table-cell table:style-name="ce14" table:formula="of:=TEXT([Step2.L1]; &quot;##&quot;)&amp;T(ORG.OPENOFFICE.STYLE([Style1.L1]))">
            <text:p/>
          </table:table-cell>
          <table:table-cell table:style-name="ce14" table:formula="of:=TEXT([Step2.M1]; &quot;##&quot;)&amp;T(ORG.OPENOFFICE.STYLE([Style1.M1]))">
            <text:p/>
          </table:table-cell>
          <table:table-cell table:style-name="ce14" table:formula="of:=TEXT([Step2.N1]; &quot;##&quot;)&amp;T(ORG.OPENOFFICE.STYLE([Style1.N1]))" office:value-type="string" office:string-value="30" calcext:value-type="string">
            <text:p>30</text:p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0" table:formula="of:=TEXT([Step2.O1]; &quot;##&quot;)&amp;T(ORG.OPENOFFICE.STYLE([Style1.O1]))">
            <text:p/>
          </table:table-cell>
          <table:table-cell table:style-name="ce13" table:formula="of:=TEXT([Step2.P1]; &quot;##&quot;)&amp;T(ORG.OPENOFFICE.STYLE([Style1.P1]))" office:value-type="string" office:string-value="30" calcext:value-type="string">
            <text:p>30</text:p>
          </table:table-cell>
          <table:table-cell table:style-name="ce14" table:formula="of:=TEXT([Step2.Q1]; &quot;##&quot;)&amp;T(ORG.OPENOFFICE.STYLE([Style1.Q1]))">
            <text:p/>
          </table:table-cell>
          <table:table-cell table:style-name="ce14" table:formula="of:=TEXT([Step2.R1]; &quot;##&quot;)&amp;T(ORG.OPENOFFICE.STYLE([Style1.R1]))">
            <text:p/>
          </table:table-cell>
          <table:table-cell table:style-name="ce14" table:formula="of:=TEXT([Step2.S1]; &quot;##&quot;)&amp;T(ORG.OPENOFFICE.STYLE([Style1.S1]))">
            <text:p/>
          </table:table-cell>
          <table:table-cell table:style-name="ce14" table:formula="of:=TEXT([Step2.T1]; &quot;##&quot;)&amp;T(ORG.OPENOFFICE.STYLE([Style1.T1]))">
            <text:p/>
          </table:table-cell>
          <table:table-cell table:style-name="ce14" table:formula="of:=TEXT([Step2.U1]; &quot;##&quot;)&amp;T(ORG.OPENOFFICE.STYLE([Style1.U1]))">
            <text:p/>
          </table:table-cell>
          <table:table-cell table:style-name="ce14" table:formula="of:=TEXT([Step2.V1]; &quot;##&quot;)&amp;T(ORG.OPENOFFICE.STYLE([Style1.V1]))" office:value-type="string" office:string-value="210" calcext:value-type="string">
            <text:p>210</text:p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8" table:formula="of:=TEXT([Step2.W1]; &quot;#.##&quot;)&amp;T(ORG.OPENOFFICE.STYLE([Style1.W1]))">
            <text:p/>
          </table:table-cell>
          <table:table-cell table:style-name="ce18" table:formula="of:=TEXT([Step2.X1]; &quot;#.##&quot;)&amp;T(ORG.OPENOFFICE.STYLE([Style1.X1]))">
            <text:p/>
          </table:table-cell>
          <table:table-cell table:style-name="ce18" table:formula="of:=TEXT([Step2.Y1]; &quot;#.##&quot;)&amp;T(ORG.OPENOFFICE.STYLE([Style1.Y1]))">
            <text:p/>
          </table:table-cell>
          <table:table-cell table:style-name="ce18" table:formula="of:=TEXT([Step2.Z1]; &quot;#.##&quot;)&amp;T(ORG.OPENOFFICE.STYLE([Style1.Z1]))">
            <text:p/>
          </table:table-cell>
          <table:table-cell table:style-name="ce18" table:formula="of:=TEXT([Step2.AA1]; &quot;#.##&quot;)&amp;T(ORG.OPENOFFICE.STYLE([Style1.AA1]))" office:value-type="string" office:string-value="2.22" calcext:value-type="string">
            <text:p>2.22</text:p>
          </table:table-cell>
          <table:table-cell table:style-name="ce20" table:formula="of:=TEXT([Step2.AB1]; &quot;#.##&quot;)&amp;T(ORG.OPENOFFICE.STYLE([Style1.AB1]))">
            <text:p/>
          </table:table-cell>
          <table:table-cell table:style-name="ce20" table:formula="of:=TEXT([Step2.AC1]; &quot;#.##&quot;)&amp;T(ORG.OPENOFFICE.STYLE([Style1.AC1]))">
            <text:p/>
          </table:table-cell>
          <table:table-cell table:style-name="ce20" table:formula="of:=TEXT([Step2.AD1]; &quot;#.##&quot;)&amp;T(ORG.OPENOFFICE.STYLE([Style1.AD1]))">
            <text:p/>
          </table:table-cell>
          <table:table-cell table:style-name="ce20" table:formula="of:=TEXT([Step2.AE1]; &quot;#.##&quot;)&amp;T(ORG.OPENOFFICE.STYLE([Style1.AE1]))">
            <text:p/>
          </table:table-cell>
          <table:table-cell table:style-name="ce20" table:formula="of:=TEXT([Step2.AF1]; &quot;#.##&quot;)&amp;T(ORG.OPENOFFICE.STYLE([Style1.AF1]))">
            <text:p/>
          </table:table-cell>
          <table:table-cell table:style-name="Alternating_20_Dark" table:formula="of:=[GameData.$K1]&amp;T(ORG.OPENOFFICE.STYLE([Style1.AG1]))" office:value-type="string" office:string-value="1987" calcext:value-type="string">
            <text:p>1987</text:p>
          </table:table-cell>
          <table:table-cell table:number-columns-repeated="988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2" calcext:value-type="string">
            <text:p>2</text:p>
          </table:table-cell>
          <table:table-cell table:style-name="ce7" table:formula="of:=T([GameData.A2])&amp;T(ORG.OPENOFFICE.STYLE(IF(ISEVEN(ROW( ));&quot;Alternating Dark&quot;;&quot;Alternating Light&quot;)))" office:value-type="string" office:string-value="The Adventurers: The Temple of Chac" calcext:value-type="string">
            <text:p>The Adventurers: The Temple of Chac</text:p>
          </table:table-cell>
          <table:table-cell table:style-name="ce11" table:formula="of:=TEXT([Step2.B2]; &quot;##&quot;)&amp;T(ORG.OPENOFFICE.STYLE([Style1.B2]))">
            <text:p/>
          </table:table-cell>
          <table:table-cell table:style-name="ce13" table:formula="of:=TEXT([Step2.C2]; &quot;##&quot;)&amp;T(ORG.OPENOFFICE.STYLE([Style1.C2]))" office:value-type="string" office:string-value="2" calcext:value-type="string">
            <text:p>2</text:p>
          </table:table-cell>
          <table:table-cell table:style-name="ce13" table:formula="of:=TEXT([Step2.D2]; &quot;##&quot;)&amp;T(ORG.OPENOFFICE.STYLE([Style1.D2]))">
            <text:p/>
          </table:table-cell>
          <table:table-cell table:style-name="ce13" table:formula="of:=TEXT([Step2.E2]; &quot;##&quot;)&amp;T(ORG.OPENOFFICE.STYLE([Style1.E2]))">
            <text:p/>
          </table:table-cell>
          <table:table-cell table:style-name="ce13" table:formula="of:=TEXT([Step2.F2]; &quot;##&quot;)&amp;T(ORG.OPENOFFICE.STYLE([Style1.F2]))">
            <text:p/>
          </table:table-cell>
          <table:table-cell table:style-name="ce13" table:formula="of:=TEXT([Step2.G2]; &quot;##&quot;)&amp;T(ORG.OPENOFFICE.STYLE([Style1.G2]))" office:value-type="string" office:string-value="6" calcext:value-type="string">
            <text:p>6</text:p>
          </table:table-cell>
          <table:table-cell table:style-name="ce11" table:formula="of:=TEXT([Step2.H2]; &quot;##&quot;)&amp;T(ORG.OPENOFFICE.STYLE([Style1.H2]))">
            <text:p/>
          </table:table-cell>
          <table:table-cell table:style-name="ce11" table:formula="of:=TEXT([Step2.I2]; &quot;##&quot;)&amp;T(ORG.OPENOFFICE.STYLE([Style1.I2]))">
            <text:p/>
          </table:table-cell>
          <table:table-cell table:style-name="ce11" table:formula="of:=TEXT([Step2.J2]; &quot;##&quot;)&amp;T(ORG.OPENOFFICE.STYLE([Style1.J2]))">
            <text:p/>
          </table:table-cell>
          <table:table-cell table:style-name="ce11" table:formula="of:=TEXT([Step2.K2]; &quot;##&quot;)&amp;T(ORG.OPENOFFICE.STYLE([Style1.K2]))">
            <text:p/>
          </table:table-cell>
          <table:table-cell table:style-name="ce11" table:formula="of:=TEXT([Step2.L2]; &quot;##&quot;)&amp;T(ORG.OPENOFFICE.STYLE([Style1.L2]))">
            <text:p/>
          </table:table-cell>
          <table:table-cell table:style-name="ce11" table:formula="of:=TEXT([Step2.M2]; &quot;##&quot;)&amp;T(ORG.OPENOFFICE.STYLE([Style1.M2]))">
            <text:p/>
          </table:table-cell>
          <table:table-cell table:style-name="ce11" table:formula="of:=TEXT([Step2.N2]; &quot;##&quot;)&amp;T(ORG.OPENOFFICE.STYLE([Style1.N2]))">
            <text:p/>
          </table:table-cell>
          <table:table-cell table:style-name="Alternating_20_Light" table:formula="of:=T(ORG.OPENOFFICE.STYLE(IF(ISEVEN(ROW( ));&quot;Alternating Dark&quot;;&quot;Alternating Light&quot;)))">
            <text:p/>
          </table:table-cell>
          <table:table-cell table:style-name="ce11" table:formula="of:=TEXT([Step2.O2]; &quot;##&quot;)&amp;T(ORG.OPENOFFICE.STYLE([Style1.O2]))">
            <text:p/>
          </table:table-cell>
          <table:table-cell table:style-name="ce13" table:formula="of:=TEXT([Step2.P2]; &quot;##&quot;)&amp;T(ORG.OPENOFFICE.STYLE([Style1.P2]))" office:value-type="string" office:string-value="45" calcext:value-type="string">
            <text:p>45</text:p>
          </table:table-cell>
          <table:table-cell table:style-name="ce14" table:formula="of:=TEXT([Step2.Q2]; &quot;##&quot;)&amp;T(ORG.OPENOFFICE.STYLE([Style1.Q2]))">
            <text:p/>
          </table:table-cell>
          <table:table-cell table:style-name="ce14" table:formula="of:=TEXT([Step2.R2]; &quot;##&quot;)&amp;T(ORG.OPENOFFICE.STYLE([Style1.R2]))">
            <text:p/>
          </table:table-cell>
          <table:table-cell table:style-name="ce14" table:formula="of:=TEXT([Step2.S2]; &quot;##&quot;)&amp;T(ORG.OPENOFFICE.STYLE([Style1.S2]))">
            <text:p/>
          </table:table-cell>
          <table:table-cell table:style-name="ce14" table:formula="of:=TEXT([Step2.T2]; &quot;##&quot;)&amp;T(ORG.OPENOFFICE.STYLE([Style1.T2]))">
            <text:p/>
          </table:table-cell>
          <table:table-cell table:style-name="ce14" table:formula="of:=TEXT([Step2.U2]; &quot;##&quot;)&amp;T(ORG.OPENOFFICE.STYLE([Style1.U2]))">
            <text:p/>
          </table:table-cell>
          <table:table-cell table:style-name="ce14" table:formula="of:=TEXT([Step2.V2]; &quot;##&quot;)&amp;T(ORG.OPENOFFICE.STYLE([Style1.V2]))" office:value-type="string" office:string-value="300" calcext:value-type="string">
            <text:p>300</text:p>
          </table:table-cell>
          <table:table-cell table:style-name="Alternating_20_Light" table:formula="of:=T(ORG.OPENOFFICE.STYLE(IF(ISEVEN(ROW( ));&quot;Alternating Dark&quot;;&quot;Alternating Light&quot;)))">
            <text:p/>
          </table:table-cell>
          <table:table-cell table:style-name="ce18" table:formula="of:=TEXT([Step2.W2]; &quot;#.##&quot;)&amp;T(ORG.OPENOFFICE.STYLE([Style1.W2]))">
            <text:p/>
          </table:table-cell>
          <table:table-cell table:style-name="ce18" table:formula="of:=TEXT([Step2.X2]; &quot;#.##&quot;)&amp;T(ORG.OPENOFFICE.STYLE([Style1.X2]))">
            <text:p/>
          </table:table-cell>
          <table:table-cell table:style-name="ce18" table:formula="of:=TEXT([Step2.Y2]; &quot;#.##&quot;)&amp;T(ORG.OPENOFFICE.STYLE([Style1.Y2]))">
            <text:p/>
          </table:table-cell>
          <table:table-cell table:style-name="ce18" table:formula="of:=TEXT([Step2.Z2]; &quot;#.##&quot;)&amp;T(ORG.OPENOFFICE.STYLE([Style1.Z2]))" office:value-type="string" office:string-value="1.67" calcext:value-type="string">
            <text:p>1.67</text:p>
          </table:table-cell>
          <table:table-cell table:style-name="ce19" table:formula="of:=TEXT([Step2.AA2]; &quot;#.##&quot;)&amp;T(ORG.OPENOFFICE.STYLE([Style1.AA2]))">
            <text:p/>
          </table:table-cell>
          <table:table-cell table:style-name="ce19" table:formula="of:=TEXT([Step2.AB2]; &quot;#.##&quot;)&amp;T(ORG.OPENOFFICE.STYLE([Style1.AB2]))">
            <text:p/>
          </table:table-cell>
          <table:table-cell table:style-name="ce19" table:formula="of:=TEXT([Step2.AC2]; &quot;#.##&quot;)&amp;T(ORG.OPENOFFICE.STYLE([Style1.AC2]))">
            <text:p/>
          </table:table-cell>
          <table:table-cell table:style-name="ce19" table:formula="of:=TEXT([Step2.AD2]; &quot;#.##&quot;)&amp;T(ORG.OPENOFFICE.STYLE([Style1.AD2]))">
            <text:p/>
          </table:table-cell>
          <table:table-cell table:style-name="ce19" table:formula="of:=TEXT([Step2.AE2]; &quot;#.##&quot;)&amp;T(ORG.OPENOFFICE.STYLE([Style1.AE2]))">
            <text:p/>
          </table:table-cell>
          <table:table-cell table:style-name="ce19" table:formula="of:=TEXT([Step2.AF2]; &quot;#.##&quot;)&amp;T(ORG.OPENOFFICE.STYLE([Style1.AF2]))">
            <text:p/>
          </table:table-cell>
          <table:table-cell table:style-name="Alternating_20_Light" table:formula="of:=[GameData.$K2]&amp;T(ORG.OPENOFFICE.STYLE([Style1.AG2]))" office:value-type="string" office:string-value="2009" calcext:value-type="string">
            <text:p>2009</text:p>
          </table:table-cell>
          <table:table-cell table:number-columns-repeated="988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3" calcext:value-type="string">
            <text:p>3</text:p>
          </table:table-cell>
          <table:table-cell table:style-name="ce6" table:formula="of:=T([GameData.A3])&amp;T(ORG.OPENOFFICE.STYLE(IF(ISEVEN(ROW( ));&quot;Alternating Dark&quot;;&quot;Alternating Light&quot;)))" office:value-type="string" office:string-value="Alhambra: Big Box" calcext:value-type="string">
            <text:p>Alhambra: Big Box</text:p>
          </table:table-cell>
          <table:table-cell table:style-name="ce10" table:formula="of:=TEXT([Step2.B3]; &quot;##&quot;)&amp;T(ORG.OPENOFFICE.STYLE([Style1.B3]))">
            <text:p/>
          </table:table-cell>
          <table:table-cell table:style-name="ce13" table:formula="of:=TEXT([Step2.C3]; &quot;##&quot;)&amp;T(ORG.OPENOFFICE.STYLE([Style1.C3]))" office:value-type="string" office:string-value="2" calcext:value-type="string">
            <text:p>2</text:p>
          </table:table-cell>
          <table:table-cell table:style-name="ce13" table:formula="of:=TEXT([Step2.D3]; &quot;##&quot;)&amp;T(ORG.OPENOFFICE.STYLE([Style1.D3]))">
            <text:p/>
          </table:table-cell>
          <table:table-cell table:style-name="ce13" table:formula="of:=TEXT([Step2.E3]; &quot;##&quot;)&amp;T(ORG.OPENOFFICE.STYLE([Style1.E3]))">
            <text:p/>
          </table:table-cell>
          <table:table-cell table:style-name="ce13" table:formula="of:=TEXT([Step2.F3]; &quot;##&quot;)&amp;T(ORG.OPENOFFICE.STYLE([Style1.F3]))">
            <text:p/>
          </table:table-cell>
          <table:table-cell table:style-name="ce13" table:formula="of:=TEXT([Step2.G3]; &quot;##&quot;)&amp;T(ORG.OPENOFFICE.STYLE([Style1.G3]))" office:value-type="string" office:string-value="6" calcext:value-type="string">
            <text:p>6</text:p>
          </table:table-cell>
          <table:table-cell table:style-name="ce10" table:formula="of:=TEXT([Step2.H3]; &quot;##&quot;)&amp;T(ORG.OPENOFFICE.STYLE([Style1.H3]))">
            <text:p/>
          </table:table-cell>
          <table:table-cell table:style-name="ce10" table:formula="of:=TEXT([Step2.I3]; &quot;##&quot;)&amp;T(ORG.OPENOFFICE.STYLE([Style1.I3]))">
            <text:p/>
          </table:table-cell>
          <table:table-cell table:style-name="ce10" table:formula="of:=TEXT([Step2.J3]; &quot;##&quot;)&amp;T(ORG.OPENOFFICE.STYLE([Style1.J3]))">
            <text:p/>
          </table:table-cell>
          <table:table-cell table:style-name="ce10" table:formula="of:=TEXT([Step2.K3]; &quot;##&quot;)&amp;T(ORG.OPENOFFICE.STYLE([Style1.K3]))">
            <text:p/>
          </table:table-cell>
          <table:table-cell table:style-name="ce10" table:formula="of:=TEXT([Step2.L3]; &quot;##&quot;)&amp;T(ORG.OPENOFFICE.STYLE([Style1.L3]))">
            <text:p/>
          </table:table-cell>
          <table:table-cell table:style-name="ce10" table:formula="of:=TEXT([Step2.M3]; &quot;##&quot;)&amp;T(ORG.OPENOFFICE.STYLE([Style1.M3]))">
            <text:p/>
          </table:table-cell>
          <table:table-cell table:style-name="ce10" table:formula="of:=TEXT([Step2.N3]; &quot;##&quot;)&amp;T(ORG.OPENOFFICE.STYLE([Style1.N3]))">
            <text:p/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0" table:formula="of:=TEXT([Step2.O3]; &quot;##&quot;)&amp;T(ORG.OPENOFFICE.STYLE([Style1.O3]))">
            <text:p/>
          </table:table-cell>
          <table:table-cell table:style-name="ce10" table:formula="of:=TEXT([Step2.P3]; &quot;##&quot;)&amp;T(ORG.OPENOFFICE.STYLE([Style1.P3]))">
            <text:p/>
          </table:table-cell>
          <table:table-cell table:style-name="ce13" table:formula="of:=TEXT([Step2.Q3]; &quot;##&quot;)&amp;T(ORG.OPENOFFICE.STYLE([Style1.Q3]))" office:value-type="string" office:string-value="60" calcext:value-type="string">
            <text:p>60</text:p>
          </table:table-cell>
          <table:table-cell table:style-name="ce14" table:formula="of:=TEXT([Step2.R3]; &quot;##&quot;)&amp;T(ORG.OPENOFFICE.STYLE([Style1.R3]))">
            <text:p/>
          </table:table-cell>
          <table:table-cell table:style-name="ce14" table:formula="of:=TEXT([Step2.S3]; &quot;##&quot;)&amp;T(ORG.OPENOFFICE.STYLE([Style1.S3]))">
            <text:p/>
          </table:table-cell>
          <table:table-cell table:style-name="ce14" table:formula="of:=TEXT([Step2.T3]; &quot;##&quot;)&amp;T(ORG.OPENOFFICE.STYLE([Style1.T3]))">
            <text:p/>
          </table:table-cell>
          <table:table-cell table:style-name="ce14" table:formula="of:=TEXT([Step2.U3]; &quot;##&quot;)&amp;T(ORG.OPENOFFICE.STYLE([Style1.U3]))" office:value-type="string" office:string-value="180" calcext:value-type="string">
            <text:p>180</text:p>
          </table:table-cell>
          <table:table-cell table:style-name="ce10" table:formula="of:=TEXT([Step2.V3]; &quot;##&quot;)&amp;T(ORG.OPENOFFICE.STYLE([Style1.V3]))">
            <text:p/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8" table:formula="of:=TEXT([Step2.W3]; &quot;#.##&quot;)&amp;T(ORG.OPENOFFICE.STYLE([Style1.W3]))">
            <text:p/>
          </table:table-cell>
          <table:table-cell table:style-name="ce18" table:formula="of:=TEXT([Step2.X3]; &quot;#.##&quot;)&amp;T(ORG.OPENOFFICE.STYLE([Style1.X3]))">
            <text:p/>
          </table:table-cell>
          <table:table-cell table:style-name="ce18" table:formula="of:=TEXT([Step2.Y3]; &quot;#.##&quot;)&amp;T(ORG.OPENOFFICE.STYLE([Style1.Y3]))">
            <text:p/>
          </table:table-cell>
          <table:table-cell table:style-name="ce18" table:formula="of:=TEXT([Step2.Z3]; &quot;#.##&quot;)&amp;T(ORG.OPENOFFICE.STYLE([Style1.Z3]))">
            <text:p/>
          </table:table-cell>
          <table:table-cell table:style-name="ce18" table:formula="of:=TEXT([Step2.AA3]; &quot;#.##&quot;)&amp;T(ORG.OPENOFFICE.STYLE([Style1.AA3]))" office:value-type="string" office:string-value="2.34" calcext:value-type="string">
            <text:p>2.34</text:p>
          </table:table-cell>
          <table:table-cell table:style-name="ce20" table:formula="of:=TEXT([Step2.AB3]; &quot;#.##&quot;)&amp;T(ORG.OPENOFFICE.STYLE([Style1.AB3]))">
            <text:p/>
          </table:table-cell>
          <table:table-cell table:style-name="ce20" table:formula="of:=TEXT([Step2.AC3]; &quot;#.##&quot;)&amp;T(ORG.OPENOFFICE.STYLE([Style1.AC3]))">
            <text:p/>
          </table:table-cell>
          <table:table-cell table:style-name="ce20" table:formula="of:=TEXT([Step2.AD3]; &quot;#.##&quot;)&amp;T(ORG.OPENOFFICE.STYLE([Style1.AD3]))">
            <text:p/>
          </table:table-cell>
          <table:table-cell table:style-name="ce20" table:formula="of:=TEXT([Step2.AE3]; &quot;#.##&quot;)&amp;T(ORG.OPENOFFICE.STYLE([Style1.AE3]))">
            <text:p/>
          </table:table-cell>
          <table:table-cell table:style-name="ce20" table:formula="of:=TEXT([Step2.AF3]; &quot;#.##&quot;)&amp;T(ORG.OPENOFFICE.STYLE([Style1.AF3]))">
            <text:p/>
          </table:table-cell>
          <table:table-cell table:style-name="Alternating_20_Dark" table:formula="of:=[GameData.$K3]&amp;T(ORG.OPENOFFICE.STYLE([Style1.AG3]))" office:value-type="string" office:string-value="2009" calcext:value-type="string">
            <text:p>2009</text:p>
          </table:table-cell>
          <table:table-cell table:number-columns-repeated="988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4" calcext:value-type="string">
            <text:p>4</text:p>
          </table:table-cell>
          <table:table-cell table:style-name="ce7" table:formula="of:=T([GameData.A4])&amp;T(ORG.OPENOFFICE.STYLE(IF(ISEVEN(ROW( ));&quot;Alternating Dark&quot;;&quot;Alternating Light&quot;)))" office:value-type="string" office:string-value="The Ark of the Covenant" calcext:value-type="string">
            <text:p>The Ark of the Covenant</text:p>
          </table:table-cell>
          <table:table-cell table:style-name="ce11" table:formula="of:=TEXT([Step2.B4]; &quot;##&quot;)&amp;T(ORG.OPENOFFICE.STYLE([Style1.B4]))">
            <text:p/>
          </table:table-cell>
          <table:table-cell table:style-name="ce13" table:formula="of:=TEXT([Step2.C4]; &quot;##&quot;)&amp;T(ORG.OPENOFFICE.STYLE([Style1.C4]))" office:value-type="string" office:string-value="2" calcext:value-type="string">
            <text:p>2</text:p>
          </table:table-cell>
          <table:table-cell table:style-name="ce13" table:formula="of:=TEXT([Step2.D4]; &quot;##&quot;)&amp;T(ORG.OPENOFFICE.STYLE([Style1.D4]))">
            <text:p/>
          </table:table-cell>
          <table:table-cell table:style-name="ce13" table:formula="of:=TEXT([Step2.E4]; &quot;##&quot;)&amp;T(ORG.OPENOFFICE.STYLE([Style1.E4]))">
            <text:p/>
          </table:table-cell>
          <table:table-cell table:style-name="ce13" table:formula="of:=TEXT([Step2.F4]; &quot;##&quot;)&amp;T(ORG.OPENOFFICE.STYLE([Style1.F4]))" office:value-type="string" office:string-value="5" calcext:value-type="string">
            <text:p>5</text:p>
          </table:table-cell>
          <table:table-cell table:style-name="ce11" table:formula="of:=TEXT([Step2.G4]; &quot;##&quot;)&amp;T(ORG.OPENOFFICE.STYLE([Style1.G4]))">
            <text:p/>
          </table:table-cell>
          <table:table-cell table:style-name="ce11" table:formula="of:=TEXT([Step2.H4]; &quot;##&quot;)&amp;T(ORG.OPENOFFICE.STYLE([Style1.H4]))">
            <text:p/>
          </table:table-cell>
          <table:table-cell table:style-name="ce11" table:formula="of:=TEXT([Step2.I4]; &quot;##&quot;)&amp;T(ORG.OPENOFFICE.STYLE([Style1.I4]))">
            <text:p/>
          </table:table-cell>
          <table:table-cell table:style-name="ce11" table:formula="of:=TEXT([Step2.J4]; &quot;##&quot;)&amp;T(ORG.OPENOFFICE.STYLE([Style1.J4]))">
            <text:p/>
          </table:table-cell>
          <table:table-cell table:style-name="ce11" table:formula="of:=TEXT([Step2.K4]; &quot;##&quot;)&amp;T(ORG.OPENOFFICE.STYLE([Style1.K4]))">
            <text:p/>
          </table:table-cell>
          <table:table-cell table:style-name="ce11" table:formula="of:=TEXT([Step2.L4]; &quot;##&quot;)&amp;T(ORG.OPENOFFICE.STYLE([Style1.L4]))">
            <text:p/>
          </table:table-cell>
          <table:table-cell table:style-name="ce11" table:formula="of:=TEXT([Step2.M4]; &quot;##&quot;)&amp;T(ORG.OPENOFFICE.STYLE([Style1.M4]))">
            <text:p/>
          </table:table-cell>
          <table:table-cell table:style-name="ce11" table:formula="of:=TEXT([Step2.N4]; &quot;##&quot;)&amp;T(ORG.OPENOFFICE.STYLE([Style1.N4]))">
            <text:p/>
          </table:table-cell>
          <table:table-cell table:style-name="Alternating_20_Light" table:formula="of:=T(ORG.OPENOFFICE.STYLE(IF(ISEVEN(ROW( ));&quot;Alternating Dark&quot;;&quot;Alternating Light&quot;)))">
            <text:p/>
          </table:table-cell>
          <table:table-cell table:style-name="ce11" table:formula="of:=TEXT([Step2.O4]; &quot;##&quot;)&amp;T(ORG.OPENOFFICE.STYLE([Style1.O4]))">
            <text:p/>
          </table:table-cell>
          <table:table-cell table:style-name="ce13" table:formula="of:=TEXT([Step2.P4]; &quot;##&quot;)&amp;T(ORG.OPENOFFICE.STYLE([Style1.P4]))" office:value-type="string" office:string-value="30" calcext:value-type="string">
            <text:p>30</text:p>
          </table:table-cell>
          <table:table-cell table:style-name="ce11" table:formula="of:=TEXT([Step2.Q4]; &quot;##&quot;)&amp;T(ORG.OPENOFFICE.STYLE([Style1.Q4]))">
            <text:p/>
          </table:table-cell>
          <table:table-cell table:style-name="ce11" table:formula="of:=TEXT([Step2.R4]; &quot;##&quot;)&amp;T(ORG.OPENOFFICE.STYLE([Style1.R4]))">
            <text:p/>
          </table:table-cell>
          <table:table-cell table:style-name="ce11" table:formula="of:=TEXT([Step2.S4]; &quot;##&quot;)&amp;T(ORG.OPENOFFICE.STYLE([Style1.S4]))">
            <text:p/>
          </table:table-cell>
          <table:table-cell table:style-name="ce11" table:formula="of:=TEXT([Step2.T4]; &quot;##&quot;)&amp;T(ORG.OPENOFFICE.STYLE([Style1.T4]))">
            <text:p/>
          </table:table-cell>
          <table:table-cell table:style-name="ce11" table:formula="of:=TEXT([Step2.U4]; &quot;##&quot;)&amp;T(ORG.OPENOFFICE.STYLE([Style1.U4]))">
            <text:p/>
          </table:table-cell>
          <table:table-cell table:style-name="ce11" table:formula="of:=TEXT([Step2.V4]; &quot;##&quot;)&amp;T(ORG.OPENOFFICE.STYLE([Style1.V4]))">
            <text:p/>
          </table:table-cell>
          <table:table-cell table:style-name="Alternating_20_Light" table:formula="of:=T(ORG.OPENOFFICE.STYLE(IF(ISEVEN(ROW( ));&quot;Alternating Dark&quot;;&quot;Alternating Light&quot;)))">
            <text:p/>
          </table:table-cell>
          <table:table-cell table:style-name="ce18" table:formula="of:=TEXT([Step2.W4]; &quot;#.##&quot;)&amp;T(ORG.OPENOFFICE.STYLE([Style1.W4]))">
            <text:p/>
          </table:table-cell>
          <table:table-cell table:style-name="ce18" table:formula="of:=TEXT([Step2.X4]; &quot;#.##&quot;)&amp;T(ORG.OPENOFFICE.STYLE([Style1.X4]))">
            <text:p/>
          </table:table-cell>
          <table:table-cell table:style-name="ce18" table:formula="of:=TEXT([Step2.Y4]; &quot;#.##&quot;)&amp;T(ORG.OPENOFFICE.STYLE([Style1.Y4]))">
            <text:p/>
          </table:table-cell>
          <table:table-cell table:style-name="ce18" table:formula="of:=TEXT([Step2.Z4]; &quot;#.##&quot;)&amp;T(ORG.OPENOFFICE.STYLE([Style1.Z4]))" office:value-type="string" office:string-value="1.92" calcext:value-type="string">
            <text:p>1.92</text:p>
          </table:table-cell>
          <table:table-cell table:style-name="ce19" table:formula="of:=TEXT([Step2.AA4]; &quot;#.##&quot;)&amp;T(ORG.OPENOFFICE.STYLE([Style1.AA4]))">
            <text:p/>
          </table:table-cell>
          <table:table-cell table:style-name="ce19" table:formula="of:=TEXT([Step2.AB4]; &quot;#.##&quot;)&amp;T(ORG.OPENOFFICE.STYLE([Style1.AB4]))">
            <text:p/>
          </table:table-cell>
          <table:table-cell table:style-name="ce19" table:formula="of:=TEXT([Step2.AC4]; &quot;#.##&quot;)&amp;T(ORG.OPENOFFICE.STYLE([Style1.AC4]))">
            <text:p/>
          </table:table-cell>
          <table:table-cell table:style-name="ce19" table:formula="of:=TEXT([Step2.AD4]; &quot;#.##&quot;)&amp;T(ORG.OPENOFFICE.STYLE([Style1.AD4]))">
            <text:p/>
          </table:table-cell>
          <table:table-cell table:style-name="ce19" table:formula="of:=TEXT([Step2.AE4]; &quot;#.##&quot;)&amp;T(ORG.OPENOFFICE.STYLE([Style1.AE4]))">
            <text:p/>
          </table:table-cell>
          <table:table-cell table:style-name="ce19" table:formula="of:=TEXT([Step2.AF4]; &quot;#.##&quot;)&amp;T(ORG.OPENOFFICE.STYLE([Style1.AF4]))">
            <text:p/>
          </table:table-cell>
          <table:table-cell table:style-name="Alternating_20_Light" table:formula="of:=[GameData.$K4]&amp;T(ORG.OPENOFFICE.STYLE([Style1.AG4]))" office:value-type="string" office:string-value="2003" calcext:value-type="string">
            <text:p>2003</text:p>
          </table:table-cell>
          <table:table-cell table:number-columns-repeated="988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5" calcext:value-type="string">
            <text:p>5</text:p>
          </table:table-cell>
          <table:table-cell table:style-name="ce6" table:formula="of:=T([GameData.A5])&amp;T(ORG.OPENOFFICE.STYLE(IF(ISEVEN(ROW( ));&quot;Alternating Dark&quot;;&quot;Alternating Light&quot;)))" office:value-type="string" office:string-value="Armadöra" calcext:value-type="string">
            <text:p>Armadöra</text:p>
          </table:table-cell>
          <table:table-cell table:style-name="ce10" table:formula="of:=TEXT([Step2.B5]; &quot;##&quot;)&amp;T(ORG.OPENOFFICE.STYLE([Style1.B5]))">
            <text:p/>
          </table:table-cell>
          <table:table-cell table:style-name="ce13" table:formula="of:=TEXT([Step2.C5]; &quot;##&quot;)&amp;T(ORG.OPENOFFICE.STYLE([Style1.C5]))" office:value-type="string" office:string-value="2" calcext:value-type="string">
            <text:p>2</text:p>
          </table:table-cell>
          <table:table-cell table:style-name="ce13" table:formula="of:=TEXT([Step2.D5]; &quot;##&quot;)&amp;T(ORG.OPENOFFICE.STYLE([Style1.D5]))">
            <text:p/>
          </table:table-cell>
          <table:table-cell table:style-name="ce13" table:formula="of:=TEXT([Step2.E5]; &quot;##&quot;)&amp;T(ORG.OPENOFFICE.STYLE([Style1.E5]))" office:value-type="string" office:string-value="4" calcext:value-type="string">
            <text:p>4</text:p>
          </table:table-cell>
          <table:table-cell table:style-name="ce10" table:formula="of:=TEXT([Step2.F5]; &quot;##&quot;)&amp;T(ORG.OPENOFFICE.STYLE([Style1.F5]))">
            <text:p/>
          </table:table-cell>
          <table:table-cell table:style-name="ce10" table:formula="of:=TEXT([Step2.G5]; &quot;##&quot;)&amp;T(ORG.OPENOFFICE.STYLE([Style1.G5]))">
            <text:p/>
          </table:table-cell>
          <table:table-cell table:style-name="ce10" table:formula="of:=TEXT([Step2.H5]; &quot;##&quot;)&amp;T(ORG.OPENOFFICE.STYLE([Style1.H5]))">
            <text:p/>
          </table:table-cell>
          <table:table-cell table:style-name="ce10" table:formula="of:=TEXT([Step2.I5]; &quot;##&quot;)&amp;T(ORG.OPENOFFICE.STYLE([Style1.I5]))">
            <text:p/>
          </table:table-cell>
          <table:table-cell table:style-name="ce10" table:formula="of:=TEXT([Step2.J5]; &quot;##&quot;)&amp;T(ORG.OPENOFFICE.STYLE([Style1.J5]))">
            <text:p/>
          </table:table-cell>
          <table:table-cell table:style-name="ce10" table:formula="of:=TEXT([Step2.K5]; &quot;##&quot;)&amp;T(ORG.OPENOFFICE.STYLE([Style1.K5]))">
            <text:p/>
          </table:table-cell>
          <table:table-cell table:style-name="ce10" table:formula="of:=TEXT([Step2.L5]; &quot;##&quot;)&amp;T(ORG.OPENOFFICE.STYLE([Style1.L5]))">
            <text:p/>
          </table:table-cell>
          <table:table-cell table:style-name="ce10" table:formula="of:=TEXT([Step2.M5]; &quot;##&quot;)&amp;T(ORG.OPENOFFICE.STYLE([Style1.M5]))">
            <text:p/>
          </table:table-cell>
          <table:table-cell table:style-name="ce10" table:formula="of:=TEXT([Step2.N5]; &quot;##&quot;)&amp;T(ORG.OPENOFFICE.STYLE([Style1.N5]))">
            <text:p/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0" table:formula="of:=TEXT([Step2.O5]; &quot;##&quot;)&amp;T(ORG.OPENOFFICE.STYLE([Style1.O5]))">
            <text:p/>
          </table:table-cell>
          <table:table-cell table:style-name="ce13" table:formula="of:=TEXT([Step2.P5]; &quot;##&quot;)&amp;T(ORG.OPENOFFICE.STYLE([Style1.P5]))" office:value-type="string" office:string-value="30" calcext:value-type="string">
            <text:p>30</text:p>
          </table:table-cell>
          <table:table-cell table:style-name="ce10" table:formula="of:=TEXT([Step2.Q5]; &quot;##&quot;)&amp;T(ORG.OPENOFFICE.STYLE([Style1.Q5]))">
            <text:p/>
          </table:table-cell>
          <table:table-cell table:style-name="ce10" table:formula="of:=TEXT([Step2.R5]; &quot;##&quot;)&amp;T(ORG.OPENOFFICE.STYLE([Style1.R5]))">
            <text:p/>
          </table:table-cell>
          <table:table-cell table:style-name="ce10" table:formula="of:=TEXT([Step2.S5]; &quot;##&quot;)&amp;T(ORG.OPENOFFICE.STYLE([Style1.S5]))">
            <text:p/>
          </table:table-cell>
          <table:table-cell table:style-name="ce10" table:formula="of:=TEXT([Step2.T5]; &quot;##&quot;)&amp;T(ORG.OPENOFFICE.STYLE([Style1.T5]))">
            <text:p/>
          </table:table-cell>
          <table:table-cell table:style-name="ce10" table:formula="of:=TEXT([Step2.U5]; &quot;##&quot;)&amp;T(ORG.OPENOFFICE.STYLE([Style1.U5]))">
            <text:p/>
          </table:table-cell>
          <table:table-cell table:style-name="ce10" table:formula="of:=TEXT([Step2.V5]; &quot;##&quot;)&amp;T(ORG.OPENOFFICE.STYLE([Style1.V5]))">
            <text:p/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8" table:formula="of:=TEXT([Step2.W5]; &quot;#.##&quot;)&amp;T(ORG.OPENOFFICE.STYLE([Style1.W5]))">
            <text:p/>
          </table:table-cell>
          <table:table-cell table:style-name="ce18" table:formula="of:=TEXT([Step2.X5]; &quot;#.##&quot;)&amp;T(ORG.OPENOFFICE.STYLE([Style1.X5]))">
            <text:p/>
          </table:table-cell>
          <table:table-cell table:style-name="ce18" table:formula="of:=TEXT([Step2.Y5]; &quot;#.##&quot;)&amp;T(ORG.OPENOFFICE.STYLE([Style1.Y5]))">
            <text:p/>
          </table:table-cell>
          <table:table-cell table:style-name="ce18" table:formula="of:=TEXT([Step2.Z5]; &quot;#.##&quot;)&amp;T(ORG.OPENOFFICE.STYLE([Style1.Z5]))">
            <text:p/>
          </table:table-cell>
          <table:table-cell table:style-name="ce18" table:formula="of:=TEXT([Step2.AA5]; &quot;#.##&quot;)&amp;T(ORG.OPENOFFICE.STYLE([Style1.AA5]))" office:value-type="string" office:string-value="2.02" calcext:value-type="string">
            <text:p>2.02</text:p>
          </table:table-cell>
          <table:table-cell table:style-name="ce20" table:formula="of:=TEXT([Step2.AB5]; &quot;#.##&quot;)&amp;T(ORG.OPENOFFICE.STYLE([Style1.AB5]))">
            <text:p/>
          </table:table-cell>
          <table:table-cell table:style-name="ce20" table:formula="of:=TEXT([Step2.AC5]; &quot;#.##&quot;)&amp;T(ORG.OPENOFFICE.STYLE([Style1.AC5]))">
            <text:p/>
          </table:table-cell>
          <table:table-cell table:style-name="ce20" table:formula="of:=TEXT([Step2.AD5]; &quot;#.##&quot;)&amp;T(ORG.OPENOFFICE.STYLE([Style1.AD5]))">
            <text:p/>
          </table:table-cell>
          <table:table-cell table:style-name="ce20" table:formula="of:=TEXT([Step2.AE5]; &quot;#.##&quot;)&amp;T(ORG.OPENOFFICE.STYLE([Style1.AE5]))">
            <text:p/>
          </table:table-cell>
          <table:table-cell table:style-name="ce20" table:formula="of:=TEXT([Step2.AF5]; &quot;#.##&quot;)&amp;T(ORG.OPENOFFICE.STYLE([Style1.AF5]))">
            <text:p/>
          </table:table-cell>
          <table:table-cell table:style-name="Alternating_20_Dark" table:formula="of:=[GameData.$K5]&amp;T(ORG.OPENOFFICE.STYLE([Style1.AG5]))" office:value-type="string" office:string-value="2003" calcext:value-type="string">
            <text:p>2003</text:p>
          </table:table-cell>
          <table:table-cell table:number-columns-repeated="988"/>
        </table:table-row>
        <table:table-row table:style-name="ro1">
          <table:table-cell table:style-name="ce3" table:formula="of:=ROW() - 1&amp;T(ORG.OPENOFFICE.STYLE(IF(ISEVEN(ROW( ));&quot;Alternating Dark&quot;;&quot;Alternating Light&quot;)))" office:value-type="string" office:string-value="6" calcext:value-type="string">
            <text:p>6</text:p>
          </table:table-cell>
          <table:table-cell table:style-name="ce7" table:formula="of:=T([GameData.A6])&amp;T(ORG.OPENOFFICE.STYLE(IF(ISEVEN(ROW( ));&quot;Alternating Dark&quot;;&quot;Alternating Light&quot;)))" office:value-type="string" office:string-value="Bandu" calcext:value-type="string">
            <text:p>Bandu</text:p>
          </table:table-cell>
          <table:table-cell table:style-name="ce11" table:formula="of:=TEXT([Step2.B6]; &quot;##&quot;)&amp;T(ORG.OPENOFFICE.STYLE([Style1.B6]))">
            <text:p/>
          </table:table-cell>
          <table:table-cell table:style-name="ce13" table:formula="of:=TEXT([Step2.C6]; &quot;##&quot;)&amp;T(ORG.OPENOFFICE.STYLE([Style1.C6]))" office:value-type="string" office:string-value="2" calcext:value-type="string">
            <text:p>2</text:p>
          </table:table-cell>
          <table:table-cell table:style-name="ce13" table:formula="of:=TEXT([Step2.D6]; &quot;##&quot;)&amp;T(ORG.OPENOFFICE.STYLE([Style1.D6]))">
            <text:p/>
          </table:table-cell>
          <table:table-cell table:style-name="ce13" table:formula="of:=TEXT([Step2.E6]; &quot;##&quot;)&amp;T(ORG.OPENOFFICE.STYLE([Style1.E6]))">
            <text:p/>
          </table:table-cell>
          <table:table-cell table:style-name="ce13" table:formula="of:=TEXT([Step2.F6]; &quot;##&quot;)&amp;T(ORG.OPENOFFICE.STYLE([Style1.F6]))">
            <text:p/>
          </table:table-cell>
          <table:table-cell table:style-name="ce13" table:formula="of:=TEXT([Step2.G6]; &quot;##&quot;)&amp;T(ORG.OPENOFFICE.STYLE([Style1.G6]))">
            <text:p/>
          </table:table-cell>
          <table:table-cell table:style-name="ce13" table:formula="of:=TEXT([Step2.H6]; &quot;##&quot;)&amp;T(ORG.OPENOFFICE.STYLE([Style1.H6]))">
            <text:p/>
          </table:table-cell>
          <table:table-cell table:style-name="ce13" table:formula="of:=TEXT([Step2.I6]; &quot;##&quot;)&amp;T(ORG.OPENOFFICE.STYLE([Style1.I6]))" office:value-type="string" office:string-value="8" calcext:value-type="string">
            <text:p>8</text:p>
          </table:table-cell>
          <table:table-cell table:style-name="ce11" table:formula="of:=TEXT([Step2.J6]; &quot;##&quot;)&amp;T(ORG.OPENOFFICE.STYLE([Style1.J6]))">
            <text:p/>
          </table:table-cell>
          <table:table-cell table:style-name="ce11" table:formula="of:=TEXT([Step2.K6]; &quot;##&quot;)&amp;T(ORG.OPENOFFICE.STYLE([Style1.K6]))">
            <text:p/>
          </table:table-cell>
          <table:table-cell table:style-name="ce11" table:formula="of:=TEXT([Step2.L6]; &quot;##&quot;)&amp;T(ORG.OPENOFFICE.STYLE([Style1.L6]))">
            <text:p/>
          </table:table-cell>
          <table:table-cell table:style-name="ce11" table:formula="of:=TEXT([Step2.M6]; &quot;##&quot;)&amp;T(ORG.OPENOFFICE.STYLE([Style1.M6]))">
            <text:p/>
          </table:table-cell>
          <table:table-cell table:style-name="ce11" table:formula="of:=TEXT([Step2.N6]; &quot;##&quot;)&amp;T(ORG.OPENOFFICE.STYLE([Style1.N6]))">
            <text:p/>
          </table:table-cell>
          <table:table-cell table:style-name="Alternating_20_Light" table:formula="of:=T(ORG.OPENOFFICE.STYLE(IF(ISEVEN(ROW( ));&quot;Alternating Dark&quot;;&quot;Alternating Light&quot;)))">
            <text:p/>
          </table:table-cell>
          <table:table-cell table:style-name="ce13" table:formula="of:=TEXT([Step2.O6]; &quot;##&quot;)&amp;T(ORG.OPENOFFICE.STYLE([Style1.O6]))" office:value-type="string" office:string-value="15" calcext:value-type="string">
            <text:p>15</text:p>
          </table:table-cell>
          <table:table-cell table:style-name="ce13" table:formula="of:=TEXT([Step2.P6]; &quot;##&quot;)&amp;T(ORG.OPENOFFICE.STYLE([Style1.P6]))" office:value-type="string" office:string-value="45" calcext:value-type="string">
            <text:p>45</text:p>
          </table:table-cell>
          <table:table-cell table:style-name="ce11" table:formula="of:=TEXT([Step2.Q6]; &quot;##&quot;)&amp;T(ORG.OPENOFFICE.STYLE([Style1.Q6]))">
            <text:p/>
          </table:table-cell>
          <table:table-cell table:style-name="ce11" table:formula="of:=TEXT([Step2.R6]; &quot;##&quot;)&amp;T(ORG.OPENOFFICE.STYLE([Style1.R6]))">
            <text:p/>
          </table:table-cell>
          <table:table-cell table:style-name="ce11" table:formula="of:=TEXT([Step2.S6]; &quot;##&quot;)&amp;T(ORG.OPENOFFICE.STYLE([Style1.S6]))">
            <text:p/>
          </table:table-cell>
          <table:table-cell table:style-name="ce11" table:formula="of:=TEXT([Step2.T6]; &quot;##&quot;)&amp;T(ORG.OPENOFFICE.STYLE([Style1.T6]))">
            <text:p/>
          </table:table-cell>
          <table:table-cell table:style-name="ce11" table:formula="of:=TEXT([Step2.U6]; &quot;##&quot;)&amp;T(ORG.OPENOFFICE.STYLE([Style1.U6]))">
            <text:p/>
          </table:table-cell>
          <table:table-cell table:style-name="ce11" table:formula="of:=TEXT([Step2.V6]; &quot;##&quot;)&amp;T(ORG.OPENOFFICE.STYLE([Style1.V6]))">
            <text:p/>
          </table:table-cell>
          <table:table-cell table:style-name="Alternating_20_Light" table:formula="of:=T(ORG.OPENOFFICE.STYLE(IF(ISEVEN(ROW( ));&quot;Alternating Dark&quot;;&quot;Alternating Light&quot;)))">
            <text:p/>
          </table:table-cell>
          <table:table-cell table:style-name="ce18" table:formula="of:=TEXT([Step2.W6]; &quot;#.##&quot;)&amp;T(ORG.OPENOFFICE.STYLE([Style1.W6]))">
            <text:p/>
          </table:table-cell>
          <table:table-cell table:style-name="ce18" table:formula="of:=TEXT([Step2.X6]; &quot;#.##&quot;)&amp;T(ORG.OPENOFFICE.STYLE([Style1.X6]))">
            <text:p/>
          </table:table-cell>
          <table:table-cell table:style-name="ce18" table:formula="of:=TEXT([Step2.Y6]; &quot;#.##&quot;)&amp;T(ORG.OPENOFFICE.STYLE([Style1.Y6]))" office:value-type="string" office:string-value="1.31" calcext:value-type="string">
            <text:p>1.31</text:p>
          </table:table-cell>
          <table:table-cell table:style-name="ce19" table:formula="of:=TEXT([Step2.Z6]; &quot;#.##&quot;)&amp;T(ORG.OPENOFFICE.STYLE([Style1.Z6]))">
            <text:p/>
          </table:table-cell>
          <table:table-cell table:style-name="ce19" table:formula="of:=TEXT([Step2.AA6]; &quot;#.##&quot;)&amp;T(ORG.OPENOFFICE.STYLE([Style1.AA6]))">
            <text:p/>
          </table:table-cell>
          <table:table-cell table:style-name="ce19" table:formula="of:=TEXT([Step2.AB6]; &quot;#.##&quot;)&amp;T(ORG.OPENOFFICE.STYLE([Style1.AB6]))">
            <text:p/>
          </table:table-cell>
          <table:table-cell table:style-name="ce19" table:formula="of:=TEXT([Step2.AC6]; &quot;#.##&quot;)&amp;T(ORG.OPENOFFICE.STYLE([Style1.AC6]))">
            <text:p/>
          </table:table-cell>
          <table:table-cell table:style-name="ce19" table:formula="of:=TEXT([Step2.AD6]; &quot;#.##&quot;)&amp;T(ORG.OPENOFFICE.STYLE([Style1.AD6]))">
            <text:p/>
          </table:table-cell>
          <table:table-cell table:style-name="ce19" table:formula="of:=TEXT([Step2.AE6]; &quot;#.##&quot;)&amp;T(ORG.OPENOFFICE.STYLE([Style1.AE6]))">
            <text:p/>
          </table:table-cell>
          <table:table-cell table:style-name="ce19" table:formula="of:=TEXT([Step2.AF6]; &quot;#.##&quot;)&amp;T(ORG.OPENOFFICE.STYLE([Style1.AF6]))">
            <text:p/>
          </table:table-cell>
          <table:table-cell table:style-name="Alternating_20_Light" table:formula="of:=[GameData.$K6]&amp;T(ORG.OPENOFFICE.STYLE([Style1.AG6]))" office:value-type="string" office:string-value="1987" calcext:value-type="string">
            <text:p>1987</text:p>
          </table:table-cell>
          <table:table-cell table:number-columns-repeated="988"/>
        </table:table-row>
        <table:table-row table:style-name="ro1">
          <table:table-cell table:style-name="ce2" table:formula="of:=ROW() - 1&amp;T(ORG.OPENOFFICE.STYLE(IF(ISEVEN(ROW( ));&quot;Alternating Dark&quot;;&quot;Alternating Light&quot;)))" office:value-type="string" office:string-value="7" calcext:value-type="string">
            <text:p>7</text:p>
          </table:table-cell>
          <table:table-cell table:style-name="ce6" table:formula="of:=T([GameData.A7])&amp;T(ORG.OPENOFFICE.STYLE(IF(ISEVEN(ROW( ));&quot;Alternating Dark&quot;;&quot;Alternating Light&quot;)))" office:value-type="string" office:string-value="BANG!" calcext:value-type="string">
            <text:p>BANG!</text:p>
          </table:table-cell>
          <table:table-cell table:style-name="ce10" table:formula="of:=TEXT([Step2.B7]; &quot;##&quot;)&amp;T(ORG.OPENOFFICE.STYLE([Style1.B7]))">
            <text:p/>
          </table:table-cell>
          <table:table-cell table:style-name="ce10" table:formula="of:=TEXT([Step2.C7]; &quot;##&quot;)&amp;T(ORG.OPENOFFICE.STYLE([Style1.C7]))">
            <text:p/>
          </table:table-cell>
          <table:table-cell table:style-name="ce14" table:formula="of:=TEXT([Step2.D7]; &quot;##&quot;)&amp;T(ORG.OPENOFFICE.STYLE([Style1.D7]))" office:value-type="string" office:string-value="3" calcext:value-type="string">
            <text:p>3</text:p>
          </table:table-cell>
          <table:table-cell table:style-name="ce13" table:formula="of:=TEXT([Step2.E7]; &quot;##&quot;)&amp;T(ORG.OPENOFFICE.STYLE([Style1.E7]))">
            <text:p/>
          </table:table-cell>
          <table:table-cell table:style-name="ce13" table:formula="of:=TEXT([Step2.F7]; &quot;##&quot;)&amp;T(ORG.OPENOFFICE.STYLE([Style1.F7]))">
            <text:p/>
          </table:table-cell>
          <table:table-cell table:style-name="ce13" table:formula="of:=TEXT([Step2.G7]; &quot;##&quot;)&amp;T(ORG.OPENOFFICE.STYLE([Style1.G7]))">
            <text:p/>
          </table:table-cell>
          <table:table-cell table:style-name="ce13" table:formula="of:=TEXT([Step2.H7]; &quot;##&quot;)&amp;T(ORG.OPENOFFICE.STYLE([Style1.H7]))">
            <text:p/>
          </table:table-cell>
          <table:table-cell table:style-name="ce14" table:formula="of:=TEXT([Step2.I7]; &quot;##&quot;)&amp;T(ORG.OPENOFFICE.STYLE([Style1.I7]))" office:value-type="string" office:string-value="8" calcext:value-type="string">
            <text:p>8</text:p>
          </table:table-cell>
          <table:table-cell table:style-name="ce10" table:formula="of:=TEXT([Step2.J7]; &quot;##&quot;)&amp;T(ORG.OPENOFFICE.STYLE([Style1.J7]))">
            <text:p/>
          </table:table-cell>
          <table:table-cell table:style-name="ce10" table:formula="of:=TEXT([Step2.K7]; &quot;##&quot;)&amp;T(ORG.OPENOFFICE.STYLE([Style1.K7]))">
            <text:p/>
          </table:table-cell>
          <table:table-cell table:style-name="ce10" table:formula="of:=TEXT([Step2.L7]; &quot;##&quot;)&amp;T(ORG.OPENOFFICE.STYLE([Style1.L7]))">
            <text:p/>
          </table:table-cell>
          <table:table-cell table:style-name="ce10" table:formula="of:=TEXT([Step2.M7]; &quot;##&quot;)&amp;T(ORG.OPENOFFICE.STYLE([Style1.M7]))">
            <text:p/>
          </table:table-cell>
          <table:table-cell table:style-name="ce10" table:formula="of:=TEXT([Step2.N7]; &quot;##&quot;)&amp;T(ORG.OPENOFFICE.STYLE([Style1.N7]))">
            <text:p/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3" table:formula="of:=TEXT([Step2.O7]; &quot;##&quot;)&amp;T(ORG.OPENOFFICE.STYLE([Style1.O7]))" office:value-type="string" office:string-value="20" calcext:value-type="string">
            <text:p>20</text:p>
          </table:table-cell>
          <table:table-cell table:style-name="ce13" table:formula="of:=TEXT([Step2.P7]; &quot;##&quot;)&amp;T(ORG.OPENOFFICE.STYLE([Style1.P7]))" office:value-type="string" office:string-value="40" calcext:value-type="string">
            <text:p>40</text:p>
          </table:table-cell>
          <table:table-cell table:style-name="ce10" table:formula="of:=TEXT([Step2.Q7]; &quot;##&quot;)&amp;T(ORG.OPENOFFICE.STYLE([Style1.Q7]))">
            <text:p/>
          </table:table-cell>
          <table:table-cell table:style-name="ce10" table:formula="of:=TEXT([Step2.R7]; &quot;##&quot;)&amp;T(ORG.OPENOFFICE.STYLE([Style1.R7]))">
            <text:p/>
          </table:table-cell>
          <table:table-cell table:style-name="ce10" table:formula="of:=TEXT([Step2.S7]; &quot;##&quot;)&amp;T(ORG.OPENOFFICE.STYLE([Style1.S7]))">
            <text:p/>
          </table:table-cell>
          <table:table-cell table:style-name="ce10" table:formula="of:=TEXT([Step2.T7]; &quot;##&quot;)&amp;T(ORG.OPENOFFICE.STYLE([Style1.T7]))">
            <text:p/>
          </table:table-cell>
          <table:table-cell table:style-name="ce10" table:formula="of:=TEXT([Step2.U7]; &quot;##&quot;)&amp;T(ORG.OPENOFFICE.STYLE([Style1.U7]))">
            <text:p/>
          </table:table-cell>
          <table:table-cell table:style-name="ce10" table:formula="of:=TEXT([Step2.V7]; &quot;##&quot;)&amp;T(ORG.OPENOFFICE.STYLE([Style1.V7]))">
            <text:p/>
          </table:table-cell>
          <table:table-cell table:style-name="Alternating_20_Dark" table:formula="of:=T(ORG.OPENOFFICE.STYLE(IF(ISEVEN(ROW( ));&quot;Alternating Dark&quot;;&quot;Alternating Light&quot;)))">
            <text:p/>
          </table:table-cell>
          <table:table-cell table:style-name="ce18" table:formula="of:=TEXT([Step2.W7]; &quot;#.##&quot;)&amp;T(ORG.OPENOFFICE.STYLE([Style1.W7]))">
            <text:p/>
          </table:table-cell>
          <table:table-cell table:style-name="ce18" table:formula="of:=TEXT([Step2.X7]; &quot;#.##&quot;)&amp;T(ORG.OPENOFFICE.STYLE([Style1.X7]))">
            <text:p/>
          </table:table-cell>
          <table:table-cell table:style-name="ce18" table:formula="of:=TEXT([Step2.Y7]; &quot;#.##&quot;)&amp;T(ORG.OPENOFFICE.STYLE([Style1.Y7]))">
            <text:p/>
          </table:table-cell>
          <table:table-cell table:style-name="ce18" table:formula="of:=TEXT([Step2.Z7]; &quot;#.##&quot;)&amp;T(ORG.OPENOFFICE.STYLE([Style1.Z7]))" office:value-type="string" office:string-value="1.64" calcext:value-type="string">
            <text:p>1.64</text:p>
          </table:table-cell>
          <table:table-cell table:style-name="ce20" table:formula="of:=TEXT([Step2.AA7]; &quot;#.##&quot;)&amp;T(ORG.OPENOFFICE.STYLE([Style1.AA7]))">
            <text:p/>
          </table:table-cell>
          <table:table-cell table:style-name="ce20" table:formula="of:=TEXT([Step2.AB7]; &quot;#.##&quot;)&amp;T(ORG.OPENOFFICE.STYLE([Style1.AB7]))">
            <text:p/>
          </table:table-cell>
          <table:table-cell table:style-name="ce20" table:formula="of:=TEXT([Step2.AC7]; &quot;#.##&quot;)&amp;T(ORG.OPENOFFICE.STYLE([Style1.AC7]))">
            <text:p/>
          </table:table-cell>
          <table:table-cell table:style-name="ce20" table:formula="of:=TEXT([Step2.AD7]; &quot;#.##&quot;)&amp;T(ORG.OPENOFFICE.STYLE([Style1.AD7]))">
            <text:p/>
          </table:table-cell>
          <table:table-cell table:style-name="ce20" table:formula="of:=TEXT([Step2.AE7]; &quot;#.##&quot;)&amp;T(ORG.OPENOFFICE.STYLE([Style1.AE7]))">
            <text:p/>
          </table:table-cell>
          <table:table-cell table:style-name="ce20" table:formula="of:=TEXT([Step2.AF7]; &quot;#.##&quot;)&amp;T(ORG.OPENOFFICE.STYLE([Style1.AF7]))">
            <text:p/>
          </table:table-cell>
          <table:table-cell table:style-name="Alternating_20_Dark" table:formula="of:=[GameData.$K7]&amp;T(ORG.OPENOFFICE.STYLE([Style1.AG7]))" office:value-type="string" office:string-value="2002" calcext:value-type="string">
            <text:p>2002</text:p>
          </table:table-cell>
          <table:table-cell table:number-columns-repeated="988"/>
        </table:table-row>
        <table:table-row table:style-name="ro1">
          <table:table-cell table:style-name="Default"/>
          <table:table-cell/>
          <table:table-cell table:style-name="Default" table:number-columns-repeated="13"/>
          <table:table-cell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3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formula="of:=TEXT([Step2.B14]; &quot;##&quot;)&amp;T(ORG.OPENOFFICE.STYLE([Style1.B14]))">
            <text:p/>
          </table:table-cell>
          <table:table-cell table:formula="of:=TEXT([Step2.C14]; &quot;##&quot;)&amp;T(ORG.OPENOFFICE.STYLE([Style1.C14]))">
            <text:p/>
          </table:table-cell>
          <table:table-cell table:formula="of:=TEXT([Step2.D14]; &quot;##&quot;)&amp;T(ORG.OPENOFFICE.STYLE([Style1.D14]))">
            <text:p/>
          </table:table-cell>
          <table:table-cell table:formula="of:=TEXT([Step2.E14]; &quot;##&quot;)&amp;T(ORG.OPENOFFICE.STYLE([Style1.E14]))">
            <text:p/>
          </table:table-cell>
          <table:table-cell table:formula="of:=TEXT([Step2.F14]; &quot;##&quot;)&amp;T(ORG.OPENOFFICE.STYLE([Style1.F14]))">
            <text:p/>
          </table:table-cell>
          <table:table-cell table:formula="of:=TEXT([Step2.G14]; &quot;##&quot;)&amp;T(ORG.OPENOFFICE.STYLE([Style1.G14]))">
            <text:p/>
          </table:table-cell>
          <table:table-cell table:formula="of:=TEXT([Step2.H14]; &quot;##&quot;)&amp;T(ORG.OPENOFFICE.STYLE([Style1.H14]))">
            <text:p/>
          </table:table-cell>
          <table:table-cell table:formula="of:=TEXT([Step2.I14]; &quot;##&quot;)&amp;T(ORG.OPENOFFICE.STYLE([Style1.I14]))">
            <text:p/>
          </table:table-cell>
          <table:table-cell table:formula="of:=TEXT([Step2.J14]; &quot;##&quot;)&amp;T(ORG.OPENOFFICE.STYLE([Style1.J14]))">
            <text:p/>
          </table:table-cell>
          <table:table-cell table:formula="of:=TEXT([Step2.K14]; &quot;##&quot;)&amp;T(ORG.OPENOFFICE.STYLE([Style1.K14]))">
            <text:p/>
          </table:table-cell>
          <table:table-cell table:formula="of:=TEXT([Step2.L14]; &quot;##&quot;)&amp;T(ORG.OPENOFFICE.STYLE([Style1.L14]))">
            <text:p/>
          </table:table-cell>
          <table:table-cell table:formula="of:=TEXT([Step2.M14]; &quot;##&quot;)&amp;T(ORG.OPENOFFICE.STYLE([Style1.M14]))">
            <text:p/>
          </table:table-cell>
          <table:table-cell table:formula="of:=TEXT([Step2.N14]; &quot;##&quot;)&amp;T(ORG.OPENOFFICE.STYLE([Style1.N14]))">
            <text:p/>
          </table:table-cell>
          <table:table-cell/>
          <table:table-cell table:formula="of:=TEXT([Step2.O14]; &quot;##&quot;)&amp;T(ORG.OPENOFFICE.STYLE([Style1.O14]))">
            <text:p/>
          </table:table-cell>
          <table:table-cell table:formula="of:=TEXT([Step2.P14]; &quot;##&quot;)&amp;T(ORG.OPENOFFICE.STYLE([Style1.P14]))">
            <text:p/>
          </table:table-cell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eData" table:style-name="ta1">
        <table:table-column table:style-name="co5" table:default-cell-style-name="ce21"/>
        <table:table-column table:style-name="co5" table:number-columns-repeated="4" table:default-cell-style-name="ce22"/>
        <table:table-column table:style-name="co5" table:number-columns-repeated="4" table:default-cell-style-name="ce23"/>
        <table:table-column table:style-name="co5" table:default-cell-style-name="ce24"/>
        <table:table-column table:style-name="co5" table:default-cell-style-name="ce25"/>
        <table:table-row table:style-name="ro1">
          <table:table-cell office:value-type="string" calcext:value-type="string">
            <text:p>Abalon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.2244" calcext:value-type="float">
            <text:p>2.2244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The Adventurers: The Temple of Chac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1.6686" calcext:value-type="float">
            <text:p>1.668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Alhambra: Big Box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2.3444" calcext:value-type="float">
            <text:p>2.3444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The Ark of the Covenan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.9231" calcext:value-type="float">
            <text:p>1.923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Armadör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.0182" calcext:value-type="float">
            <text:p>2.018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Bandu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.3071" calcext:value-type="float">
            <text:p>1.3071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BANG!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.6397" calcext:value-type="float">
            <text:p>1.6397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ep1" table:style-name="ta1">
        <table:table-column table:style-name="co6" table:default-cell-style-name="ce21"/>
        <table:table-column table:style-name="co5" table:number-columns-repeated="4" table:default-cell-style-name="ce22"/>
        <table:table-column table:style-name="co5" table:number-columns-repeated="4" table:default-cell-style-name="ce23"/>
        <table:table-column table:style-name="co5" table:default-cell-style-name="ce24"/>
        <table:table-column table:style-name="co5" table:default-cell-style-name="ce25"/>
        <table:table-row table:style-name="ro1">
          <table:table-cell table:formula="of:=[GameData.A1]" office:value-type="string" office:string-value="Abalone" calcext:value-type="string">
            <text:p>Abalone</text:p>
          </table:table-cell>
          <table:table-cell table:formula="of:= MIN([GameData.$B1]; [GameData.$C1])" office:value-type="float" office:value="2" calcext:value-type="float">
            <text:p>2</text:p>
          </table:table-cell>
          <table:table-cell table:formula="of:=[GameData.$C1]" office:value-type="float" office:value="2" calcext:value-type="float">
            <text:p>2</text:p>
          </table:table-cell>
          <table:table-cell table:formula="of:=[GameData.$D1]" office:value-type="float" office:value="2" calcext:value-type="float">
            <text:p>2</text:p>
          </table:table-cell>
          <table:table-cell table:formula="of:= MAX([GameData.$D1]; [GameData.$E1])" office:value-type="float" office:value="30" calcext:value-type="float">
            <text:p>30</text:p>
          </table:table-cell>
          <table:table-cell table:formula="of:= MIN([GameData.$F1]; [GameData.$G1])" office:value-type="float" office:value="30" calcext:value-type="float">
            <text:p>30</text:p>
          </table:table-cell>
          <table:table-cell table:formula="of:=[GameData.$G1]" office:value-type="float" office:value="30" calcext:value-type="float">
            <text:p>30</text:p>
          </table:table-cell>
          <table:table-cell table:formula="of:=[GameData.$H1]"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table:formula="of:=[GameData.J1]" office:value-type="float" office:value="2.2244" calcext:value-type="float">
            <text:p>2.2244</text:p>
          </table:table-cell>
          <table:table-cell table:formula="of:=[GameData.K1]" office:value-type="float" office:value="1987" calcext:value-type="float">
            <text:p>1987</text:p>
          </table:table-cell>
        </table:table-row>
        <table:table-row table:style-name="ro1">
          <table:table-cell table:formula="of:=[GameData.A2]" office:value-type="string" office:string-value="The Adventurers: The Temple of Chac" calcext:value-type="string">
            <text:p>The Adventurers: The Temple of Chac</text:p>
          </table:table-cell>
          <table:table-cell table:formula="of:= MIN([GameData.$B2]; [GameData.$C2])" office:value-type="float" office:value="2" calcext:value-type="float">
            <text:p>2</text:p>
          </table:table-cell>
          <table:table-cell table:formula="of:=[GameData.$C2]" office:value-type="float" office:value="2" calcext:value-type="float">
            <text:p>2</text:p>
          </table:table-cell>
          <table:table-cell table:formula="of:=[GameData.$D2]" office:value-type="float" office:value="6" calcext:value-type="float">
            <text:p>6</text:p>
          </table:table-cell>
          <table:table-cell table:formula="of:= MAX([GameData.$D2]; [GameData.$E2])" office:value-type="float" office:value="6" calcext:value-type="float">
            <text:p>6</text:p>
          </table:table-cell>
          <table:table-cell table:formula="of:= MIN([GameData.$F2]; [GameData.$G2])" office:value-type="float" office:value="45" calcext:value-type="float">
            <text:p>45</text:p>
          </table:table-cell>
          <table:table-cell table:formula="of:=[GameData.$G2]" office:value-type="float" office:value="45" calcext:value-type="float">
            <text:p>45</text:p>
          </table:table-cell>
          <table:table-cell table:formula="of:=[GameData.$H2]"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table:formula="of:=[GameData.J2]" office:value-type="float" office:value="1.6686" calcext:value-type="float">
            <text:p>1.6686</text:p>
          </table:table-cell>
          <table:table-cell table:formula="of:=[GameData.K2]" office:value-type="float" office:value="2009" calcext:value-type="float">
            <text:p>2009</text:p>
          </table:table-cell>
        </table:table-row>
        <table:table-row table:style-name="ro1">
          <table:table-cell table:formula="of:=[GameData.A3]" office:value-type="string" office:string-value="Alhambra: Big Box" calcext:value-type="string">
            <text:p>Alhambra: Big Box</text:p>
          </table:table-cell>
          <table:table-cell table:formula="of:= MIN([GameData.$B3]; [GameData.$C3])" office:value-type="float" office:value="2" calcext:value-type="float">
            <text:p>2</text:p>
          </table:table-cell>
          <table:table-cell table:formula="of:=[GameData.$C3]" office:value-type="float" office:value="2" calcext:value-type="float">
            <text:p>2</text:p>
          </table:table-cell>
          <table:table-cell table:formula="of:=[GameData.$D3]" office:value-type="float" office:value="6" calcext:value-type="float">
            <text:p>6</text:p>
          </table:table-cell>
          <table:table-cell table:formula="of:= MAX([GameData.$D3]; [GameData.$E3])" office:value-type="float" office:value="6" calcext:value-type="float">
            <text:p>6</text:p>
          </table:table-cell>
          <table:table-cell table:formula="of:= MIN([GameData.$F3]; [GameData.$G3])" office:value-type="float" office:value="60" calcext:value-type="float">
            <text:p>60</text:p>
          </table:table-cell>
          <table:table-cell table:formula="of:=[GameData.$G3]" office:value-type="float" office:value="60" calcext:value-type="float">
            <text:p>60</text:p>
          </table:table-cell>
          <table:table-cell table:formula="of:=[GameData.$H3]"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formula="of:=[GameData.J3]" office:value-type="float" office:value="2.3444" calcext:value-type="float">
            <text:p>2.3444</text:p>
          </table:table-cell>
          <table:table-cell table:formula="of:=[GameData.K3]" office:value-type="float" office:value="2009" calcext:value-type="float">
            <text:p>2009</text:p>
          </table:table-cell>
        </table:table-row>
        <table:table-row table:style-name="ro1">
          <table:table-cell table:formula="of:=[GameData.A4]" office:value-type="string" office:string-value="The Ark of the Covenant" calcext:value-type="string">
            <text:p>The Ark of the Covenant</text:p>
          </table:table-cell>
          <table:table-cell table:formula="of:= MIN([GameData.$B4]; [GameData.$C4])" office:value-type="float" office:value="2" calcext:value-type="float">
            <text:p>2</text:p>
          </table:table-cell>
          <table:table-cell table:formula="of:=[GameData.$C4]" office:value-type="float" office:value="2" calcext:value-type="float">
            <text:p>2</text:p>
          </table:table-cell>
          <table:table-cell table:formula="of:=[GameData.$D4]" office:value-type="float" office:value="5" calcext:value-type="float">
            <text:p>5</text:p>
          </table:table-cell>
          <table:table-cell table:formula="of:= MAX([GameData.$D4]; [GameData.$E4])" office:value-type="float" office:value="5" calcext:value-type="float">
            <text:p>5</text:p>
          </table:table-cell>
          <table:table-cell table:formula="of:= MIN([GameData.$F4]; [GameData.$G4])" office:value-type="float" office:value="30" calcext:value-type="float">
            <text:p>30</text:p>
          </table:table-cell>
          <table:table-cell table:formula="of:=[GameData.$G4]" office:value-type="float" office:value="30" calcext:value-type="float">
            <text:p>30</text:p>
          </table:table-cell>
          <table:table-cell table:formula="of:=[GameData.$H4]" office:value-type="float" office:value="30" calcext:value-type="float">
            <text:p>30</text:p>
          </table:table-cell>
          <table:table-cell table:formula="of:= MAX([GameData.$H4]; [GameData.$I4])" office:value-type="float" office:value="30" calcext:value-type="float">
            <text:p>30</text:p>
          </table:table-cell>
          <table:table-cell table:formula="of:=[GameData.J4]" office:value-type="float" office:value="1.9231" calcext:value-type="float">
            <text:p>1.9231</text:p>
          </table:table-cell>
          <table:table-cell table:formula="of:=[GameData.K4]" office:value-type="float" office:value="2003" calcext:value-type="float">
            <text:p>2003</text:p>
          </table:table-cell>
        </table:table-row>
        <table:table-row table:style-name="ro1">
          <table:table-cell table:formula="of:=[GameData.A5]" office:value-type="string" office:string-value="Armadöra" calcext:value-type="string">
            <text:p>Armadöra</text:p>
          </table:table-cell>
          <table:table-cell table:formula="of:= MIN([GameData.$B5]; [GameData.$C5])" office:value-type="float" office:value="2" calcext:value-type="float">
            <text:p>2</text:p>
          </table:table-cell>
          <table:table-cell table:formula="of:=[GameData.$C5]" office:value-type="float" office:value="2" calcext:value-type="float">
            <text:p>2</text:p>
          </table:table-cell>
          <table:table-cell table:formula="of:=[GameData.$D5]" office:value-type="float" office:value="4" calcext:value-type="float">
            <text:p>4</text:p>
          </table:table-cell>
          <table:table-cell table:formula="of:= MAX([GameData.$D5]; [GameData.$E5])" office:value-type="float" office:value="4" calcext:value-type="float">
            <text:p>4</text:p>
          </table:table-cell>
          <table:table-cell table:formula="of:= MIN([GameData.$F5]; [GameData.$G5])" office:value-type="float" office:value="30" calcext:value-type="float">
            <text:p>30</text:p>
          </table:table-cell>
          <table:table-cell table:formula="of:=[GameData.$G5]" office:value-type="float" office:value="30" calcext:value-type="float">
            <text:p>30</text:p>
          </table:table-cell>
          <table:table-cell table:formula="of:=[GameData.$H5]" office:value-type="float" office:value="30" calcext:value-type="float">
            <text:p>30</text:p>
          </table:table-cell>
          <table:table-cell table:formula="of:= MAX([GameData.$H5]; [GameData.$I5])" office:value-type="float" office:value="30" calcext:value-type="float">
            <text:p>30</text:p>
          </table:table-cell>
          <table:table-cell table:formula="of:=[GameData.J5]" office:value-type="float" office:value="2.0182" calcext:value-type="float">
            <text:p>2.0182</text:p>
          </table:table-cell>
          <table:table-cell table:formula="of:=[GameData.K5]" office:value-type="float" office:value="2003" calcext:value-type="float">
            <text:p>2003</text:p>
          </table:table-cell>
        </table:table-row>
        <table:table-row table:style-name="ro1">
          <table:table-cell table:formula="of:=[GameData.A6]" office:value-type="string" office:string-value="Bandu" calcext:value-type="string">
            <text:p>Bandu</text:p>
          </table:table-cell>
          <table:table-cell table:formula="of:= MIN([GameData.$B6]; [GameData.$C6])" office:value-type="float" office:value="2" calcext:value-type="float">
            <text:p>2</text:p>
          </table:table-cell>
          <table:table-cell table:formula="of:=[GameData.$C6]" office:value-type="float" office:value="2" calcext:value-type="float">
            <text:p>2</text:p>
          </table:table-cell>
          <table:table-cell table:formula="of:=[GameData.$D6]" office:value-type="float" office:value="8" calcext:value-type="float">
            <text:p>8</text:p>
          </table:table-cell>
          <table:table-cell table:formula="of:= MAX([GameData.$D6]; [GameData.$E6])" office:value-type="float" office:value="8" calcext:value-type="float">
            <text:p>8</text:p>
          </table:table-cell>
          <table:table-cell table:formula="of:= MIN([GameData.$F6]; [GameData.$G6])" office:value-type="float" office:value="15" calcext:value-type="float">
            <text:p>15</text:p>
          </table:table-cell>
          <table:table-cell table:formula="of:=[GameData.$G6]" office:value-type="float" office:value="15" calcext:value-type="float">
            <text:p>15</text:p>
          </table:table-cell>
          <table:table-cell table:formula="of:=[GameData.$H6]" office:value-type="float" office:value="45" calcext:value-type="float">
            <text:p>45</text:p>
          </table:table-cell>
          <table:table-cell table:formula="of:= MAX([GameData.$H6]; [GameData.$I6])" office:value-type="float" office:value="45" calcext:value-type="float">
            <text:p>45</text:p>
          </table:table-cell>
          <table:table-cell table:formula="of:=[GameData.J6]" office:value-type="float" office:value="1.3071" calcext:value-type="float">
            <text:p>1.3071</text:p>
          </table:table-cell>
          <table:table-cell table:formula="of:=[GameData.K6]" office:value-type="float" office:value="1987" calcext:value-type="float">
            <text:p>1987</text:p>
          </table:table-cell>
        </table:table-row>
        <table:table-row table:style-name="ro1">
          <table:table-cell table:formula="of:=[GameData.A7]" office:value-type="string" office:string-value="BANG!" calcext:value-type="string">
            <text:p>BANG!</text:p>
          </table:table-cell>
          <table:table-cell table:formula="of:= MIN([GameData.$B7]; [GameData.$C7])" office:value-type="float" office:value="3" calcext:value-type="float">
            <text:p>3</text:p>
          </table:table-cell>
          <table:table-cell table:formula="of:=[GameData.$C7]" office:value-type="float" office:value="4" calcext:value-type="float">
            <text:p>4</text:p>
          </table:table-cell>
          <table:table-cell table:formula="of:=[GameData.$D7]" office:value-type="float" office:value="7" calcext:value-type="float">
            <text:p>7</text:p>
          </table:table-cell>
          <table:table-cell table:formula="of:= MAX([GameData.$D7]; [GameData.$E7])" office:value-type="float" office:value="8" calcext:value-type="float">
            <text:p>8</text:p>
          </table:table-cell>
          <table:table-cell table:formula="of:= MIN([GameData.$F7]; [GameData.$G7])" office:value-type="float" office:value="20" calcext:value-type="float">
            <text:p>20</text:p>
          </table:table-cell>
          <table:table-cell table:formula="of:=[GameData.$G7]" office:value-type="float" office:value="20" calcext:value-type="float">
            <text:p>20</text:p>
          </table:table-cell>
          <table:table-cell table:formula="of:=[GameData.$H7]" office:value-type="float" office:value="40" calcext:value-type="float">
            <text:p>40</text:p>
          </table:table-cell>
          <table:table-cell table:formula="of:= MAX([GameData.$H7]; [GameData.$I7])" office:value-type="float" office:value="40" calcext:value-type="float">
            <text:p>40</text:p>
          </table:table-cell>
          <table:table-cell table:formula="of:=[GameData.J7]" office:value-type="float" office:value="1.6397" calcext:value-type="float">
            <text:p>1.6397</text:p>
          </table:table-cell>
          <table:table-cell table:formula="of:=[GameData.K7]" office:value-type="float" office:value="2002" calcext:value-type="float">
            <text:p>2002</text:p>
          </table:table-cell>
        </table:table-row>
        <table:table-row table:style-name="ro1">
          <table:table-cell table:formula="of:=[GameData.A8]" office:value-type="float" office:value="0" calcext:value-type="float">
            <text:p>0</text:p>
          </table:table-cell>
          <table:table-cell table:formula="of:= MIN([GameData.B8]; [GameData.C8])" office:value-type="float" office:value="0" calcext:value-type="float">
            <text:p>0</text:p>
          </table:table-cell>
          <table:table-cell table:formula="of:=[GameData.C9]" office:value-type="float" office:value="0" calcext:value-type="float">
            <text:p>0</text:p>
          </table:table-cell>
          <table:table-cell table:formula="of:=[GameData.D8]" office:value-type="float" office:value="0" calcext:value-type="float">
            <text:p>0</text:p>
          </table:table-cell>
          <table:table-cell table:formula="of:= MAX([GameData.D8]; [GameData.E8])" office:value-type="float" office:value="0" calcext:value-type="float">
            <text:p>0</text:p>
          </table:table-cell>
          <table:table-cell table:formula="of:= MIN([GameData.$F8]; [GameData.$G8])" office:value-type="float" office:value="0" calcext:value-type="float">
            <text:p>0</text:p>
          </table:table-cell>
          <table:table-cell table:formula="of:=[GameData.$G8]" office:value-type="float" office:value="0" calcext:value-type="float">
            <text:p>0</text:p>
          </table:table-cell>
          <table:table-cell table:formula="of:=[GameData.$H8]" office:value-type="float" office:value="0" calcext:value-type="float">
            <text:p>0</text:p>
          </table:table-cell>
          <table:table-cell table:formula="of:= MAX([GameData.$H8]; [GameData.$I8])" office:value-type="float" office:value="0" calcext:value-type="float">
            <text:p>0</text:p>
          </table:table-cell>
          <table:table-cell table:formula="of:=[GameData.J8]" office:value-type="float" office:value="0" calcext:value-type="float">
            <text:p>0</text:p>
          </table:table-cell>
          <table:table-cell table:formula="of:=[GameData.K8]" office:value-type="float" office:value="0" calcext:value-type="float">
            <text:p>0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ep2" table:style-name="ta1">
        <table:table-column table:style-name="co7" table:default-cell-style-name="ce21"/>
        <table:table-column table:style-name="co8" table:number-columns-repeated="13" table:default-cell-style-name="ce22"/>
        <table:table-column table:style-name="co8" table:number-columns-repeated="8" table:default-cell-style-name="ce23"/>
        <table:table-column table:style-name="co8" table:number-columns-repeated="10" table:default-cell-style-name="ce24"/>
        <table:table-column table:style-name="co8" table:default-cell-style-name="ce25"/>
        <table:table-column table:style-name="co8" table:number-columns-repeated="3" table:default-cell-style-name="Default"/>
        <table:table-row table:style-name="ro1">
          <table:table-cell table:formula="of:=[Step1.$A1]" office:value-type="string" office:string-value="Abalone" calcext:value-type="string">
            <text:p>Abalone</text:p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 office:value-type="float" office:value="2" calcext:value-type="float">
            <text:p>2</text:p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=[Step1.$B1];VALUE([Step1.$B1]);IF(COLUMN()-1=[Step1.$E1];VALUE([Step1.$E1]);&quot;&quot;))">
            <text:p/>
          </table:table-cell>
          <table:table-cell table:formula="of:=IF(COLUMN()-1&lt;=[Step1.$E1];VALUE([Step1.$E1]);&quot;&quot;)" office:value-type="float" office:value="30" calcext:value-type="float">
            <text:p>30</text:p>
          </table:table-cell>
          <table:table-cell table:formula="of:=IF(COLUMN()-COLUMN([.$O1])=INT([Step1.$F1] / 30);VALUE([Step1.$F1]);IF(COLUMN()-COLUMN([.$O1])=INT([Step1.$I1] /30);VALUE([Step1.$I1]);&quot;&quot;))">
            <text:p/>
          </table:table-cell>
          <table:table-cell table:formula="of:=IF(COLUMN()-COLUMN([.$O1])=INT([Step1.$F1] / 30);VALUE([Step1.$F1]);IF(COLUMN()-COLUMN([.$O1])=INT([Step1.$I1] /30);VALUE([Step1.$I1]);&quot;&quot;))" office:value-type="float" office:value="30" calcext:value-type="float">
            <text:p>30</text:p>
          </table:table-cell>
          <table:table-cell table:formula="of:=IF(COLUMN()-COLUMN([.$O1])=INT([Step1.$F1] / 30);VALUE([Step1.$F1]);IF(COLUMN()-COLUMN([.$O1])=INT([Step1.$I1] /30);VALUE([Step1.$I1]);&quot;&quot;))">
            <text:p/>
          </table:table-cell>
          <table:table-cell table:formula="of:=IF(COLUMN()-COLUMN([.$O1])=INT([Step1.$F1] / 30);VALUE([Step1.$F1]);IF(COLUMN()-COLUMN([.$O1])=INT([Step1.$I1] /30);VALUE([Step1.$I1]);&quot;&quot;))">
            <text:p/>
          </table:table-cell>
          <table:table-cell table:formula="of:=IF(COLUMN()-COLUMN([.$O1])=INT([Step1.$F1] / 30);VALUE([Step1.$F1]);IF(COLUMN()-COLUMN([.$O1])=INT([Step1.$I1] /30);VALUE([Step1.$I1]);&quot;&quot;))">
            <text:p/>
          </table:table-cell>
          <table:table-cell table:formula="of:=IF(COLUMN()-COLUMN([.$O1])=INT([Step1.$F1] / 30);VALUE([Step1.$F1]);IF(COLUMN()-COLUMN([.$O1])=INT([Step1.$I1] /30);VALUE([Step1.$I1]);&quot;&quot;))">
            <text:p/>
          </table:table-cell>
          <table:table-cell table:formula="of:=IF(COLUMN()-COLUMN([.$O1])=INT([Step1.$F1] / 30);VALUE([Step1.$F1]);IF(COLUMN()-COLUMN([.$O1])=INT([Step1.$I1] /30);VALUE([Step1.$I1]);&quot;&quot;))">
            <text:p/>
          </table:table-cell>
          <table:table-cell table:formula="of:=IF(COLUMN()-COLUMN([.$O1])&lt;=INT([Step1.$I1] / 30);VALUE([Step1.$I1]); &quot;&quot;)" office:value-type="float" office:value="210" calcext:value-type="float">
            <text:p>210</text:p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 office:value-type="string" office:string-value="2.22" calcext:value-type="string">
            <text:p>2.22</text:p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IF( COLUMN() - COLUMN([.$W1]) = INT([Step1.$J1] * 2); TEXT([Step1.$J1]; &quot;#.##&quot;); &quot;&quot;)">
            <text:p/>
          </table:table-cell>
          <table:table-cell table:formula="of:= [Step1.$K1]"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table:formula="of:=[Step1.$A2]" office:value-type="string" office:string-value="The Adventurers: The Temple of Chac" calcext:value-type="string">
            <text:p>The Adventurers: The Temple of Chac</text:p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 office:value-type="float" office:value="2" calcext:value-type="float">
            <text:p>2</text:p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 office:value-type="float" office:value="6" calcext:value-type="float">
            <text:p>6</text:p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=[Step1.$B2];VALUE([Step1.$B2]);IF(COLUMN()-1=[Step1.$E2];VALUE([Step1.$E2]);&quot;&quot;))">
            <text:p/>
          </table:table-cell>
          <table:table-cell table:formula="of:=IF(COLUMN()-1&lt;=[Step1.$E2];VALUE([Step1.$E2]);&quot;&quot;)">
            <text:p/>
          </table:table-cell>
          <table:table-cell table:formula="of:=IF(COLUMN()-COLUMN([.$O2])=INT([Step1.$F2] / 30);VALUE([Step1.$F2]);IF(COLUMN()-COLUMN([.$O2])=INT([Step1.$I2] /30);VALUE([Step1.$I2]);&quot;&quot;))">
            <text:p/>
          </table:table-cell>
          <table:table-cell table:formula="of:=IF(COLUMN()-COLUMN([.$O2])=INT([Step1.$F2] / 30);VALUE([Step1.$F2]);IF(COLUMN()-COLUMN([.$O2])=INT([Step1.$I2] /30);VALUE([Step1.$I2]);&quot;&quot;))" office:value-type="float" office:value="45" calcext:value-type="float">
            <text:p>45</text:p>
          </table:table-cell>
          <table:table-cell table:formula="of:=IF(COLUMN()-COLUMN([.$O2])=INT([Step1.$F2] / 30);VALUE([Step1.$F2]);IF(COLUMN()-COLUMN([.$O2])=INT([Step1.$I2] /30);VALUE([Step1.$I2]);&quot;&quot;))">
            <text:p/>
          </table:table-cell>
          <table:table-cell table:formula="of:=IF(COLUMN()-COLUMN([.$O2])=INT([Step1.$F2] / 30);VALUE([Step1.$F2]);IF(COLUMN()-COLUMN([.$O2])=INT([Step1.$I2] /30);VALUE([Step1.$I2]);&quot;&quot;))">
            <text:p/>
          </table:table-cell>
          <table:table-cell table:formula="of:=IF(COLUMN()-COLUMN([.$O2])=INT([Step1.$F2] / 30);VALUE([Step1.$F2]);IF(COLUMN()-COLUMN([.$O2])=INT([Step1.$I2] /30);VALUE([Step1.$I2]);&quot;&quot;))">
            <text:p/>
          </table:table-cell>
          <table:table-cell table:formula="of:=IF(COLUMN()-COLUMN([.$O2])=INT([Step1.$F2] / 30);VALUE([Step1.$F2]);IF(COLUMN()-COLUMN([.$O2])=INT([Step1.$I2] /30);VALUE([Step1.$I2]);&quot;&quot;))">
            <text:p/>
          </table:table-cell>
          <table:table-cell table:formula="of:=IF(COLUMN()-COLUMN([.$O2])=INT([Step1.$F2] / 30);VALUE([Step1.$F2]);IF(COLUMN()-COLUMN([.$O2])=INT([Step1.$I2] /30);VALUE([Step1.$I2]);&quot;&quot;))">
            <text:p/>
          </table:table-cell>
          <table:table-cell table:formula="of:=IF(COLUMN()-COLUMN([.$O2])&lt;=INT([Step1.$I2] / 30);VALUE([Step1.$I2]); &quot;&quot;)" office:value-type="float" office:value="300" calcext:value-type="float">
            <text:p>300</text:p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 office:value-type="string" office:string-value="1.67" calcext:value-type="string">
            <text:p>1.67</text:p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IF( COLUMN() - COLUMN([.$W2]) = INT([Step1.$J2] * 2); TEXT([Step1.$J2]; &quot;#.##&quot;); &quot;&quot;)">
            <text:p/>
          </table:table-cell>
          <table:table-cell table:formula="of:= [Step1.$K2]"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table:formula="of:=[Step1.$A3]" office:value-type="string" office:string-value="Alhambra: Big Box" calcext:value-type="string">
            <text:p>Alhambra: Big Box</text:p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 office:value-type="float" office:value="2" calcext:value-type="float">
            <text:p>2</text:p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 office:value-type="float" office:value="6" calcext:value-type="float">
            <text:p>6</text:p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=[Step1.$B3];VALUE([Step1.$B3]);IF(COLUMN()-1=[Step1.$E3];VALUE([Step1.$E3]);&quot;&quot;))">
            <text:p/>
          </table:table-cell>
          <table:table-cell table:formula="of:=IF(COLUMN()-1&lt;=[Step1.$E3];VALUE([Step1.$E3]);&quot;&quot;)">
            <text:p/>
          </table:table-cell>
          <table:table-cell table:formula="of:=IF(COLUMN()-COLUMN([.$O3])=INT([Step1.$F3] / 30);VALUE([Step1.$F3]);IF(COLUMN()-COLUMN([.$O3])=INT([Step1.$I3] /30);VALUE([Step1.$I3]);&quot;&quot;))">
            <text:p/>
          </table:table-cell>
          <table:table-cell table:formula="of:=IF(COLUMN()-COLUMN([.$O3])=INT([Step1.$F3] / 30);VALUE([Step1.$F3]);IF(COLUMN()-COLUMN([.$O3])=INT([Step1.$I3] /30);VALUE([Step1.$I3]);&quot;&quot;))">
            <text:p/>
          </table:table-cell>
          <table:table-cell table:formula="of:=IF(COLUMN()-COLUMN([.$O3])=INT([Step1.$F3] / 30);VALUE([Step1.$F3]);IF(COLUMN()-COLUMN([.$O3])=INT([Step1.$I3] /30);VALUE([Step1.$I3]);&quot;&quot;))" office:value-type="float" office:value="60" calcext:value-type="float">
            <text:p>60</text:p>
          </table:table-cell>
          <table:table-cell table:formula="of:=IF(COLUMN()-COLUMN([.$O3])=INT([Step1.$F3] / 30);VALUE([Step1.$F3]);IF(COLUMN()-COLUMN([.$O3])=INT([Step1.$I3] /30);VALUE([Step1.$I3]);&quot;&quot;))">
            <text:p/>
          </table:table-cell>
          <table:table-cell table:formula="of:=IF(COLUMN()-COLUMN([.$O3])=INT([Step1.$F3] / 30);VALUE([Step1.$F3]);IF(COLUMN()-COLUMN([.$O3])=INT([Step1.$I3] /30);VALUE([Step1.$I3]);&quot;&quot;))">
            <text:p/>
          </table:table-cell>
          <table:table-cell table:formula="of:=IF(COLUMN()-COLUMN([.$O3])=INT([Step1.$F3] / 30);VALUE([Step1.$F3]);IF(COLUMN()-COLUMN([.$O3])=INT([Step1.$I3] /30);VALUE([Step1.$I3]);&quot;&quot;))">
            <text:p/>
          </table:table-cell>
          <table:table-cell table:formula="of:=IF(COLUMN()-COLUMN([.$O3])=INT([Step1.$F3] / 30);VALUE([Step1.$F3]);IF(COLUMN()-COLUMN([.$O3])=INT([Step1.$I3] /30);VALUE([Step1.$I3]);&quot;&quot;))" office:value-type="float" office:value="180" calcext:value-type="float">
            <text:p>180</text:p>
          </table:table-cell>
          <table:table-cell table:formula="of:=IF(COLUMN()-COLUMN([.$O3])&lt;=INT([Step1.$I3] / 30);VALUE([Step1.$I3]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 office:value-type="string" office:string-value="2.34" calcext:value-type="string">
            <text:p>2.34</text:p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IF( COLUMN() - COLUMN([.$W3]) = INT([Step1.$J3] * 2); TEXT([Step1.$J3]; &quot;#.##&quot;); &quot;&quot;)">
            <text:p/>
          </table:table-cell>
          <table:table-cell table:formula="of:= [Step1.$K3]"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table:formula="of:=[Step1.$A4]" office:value-type="string" office:string-value="The Ark of the Covenant" calcext:value-type="string">
            <text:p>The Ark of the Covenant</text:p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 office:value-type="float" office:value="2" calcext:value-type="float">
            <text:p>2</text:p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 office:value-type="float" office:value="5" calcext:value-type="float">
            <text:p>5</text:p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=[Step1.$B4];VALUE([Step1.$B4]);IF(COLUMN()-1=[Step1.$E4];VALUE([Step1.$E4]);&quot;&quot;))">
            <text:p/>
          </table:table-cell>
          <table:table-cell table:formula="of:=IF(COLUMN()-1&lt;=[Step1.$E4];VALUE([Step1.$E4]);&quot;&quot;)">
            <text:p/>
          </table:table-cell>
          <table:table-cell table:formula="of:=IF(COLUMN()-COLUMN([.$O4])=INT([Step1.$F4] / 30);VALUE([Step1.$F4]);IF(COLUMN()-COLUMN([.$O4])=INT([Step1.$I4] /30);VALUE([Step1.$I4]);&quot;&quot;))">
            <text:p/>
          </table:table-cell>
          <table:table-cell table:formula="of:=IF(COLUMN()-COLUMN([.$O4])=INT([Step1.$F4] / 30);VALUE([Step1.$F4]);IF(COLUMN()-COLUMN([.$O4])=INT([Step1.$I4] /30);VALUE([Step1.$I4]);&quot;&quot;))" office:value-type="float" office:value="30" calcext:value-type="float">
            <text:p>30</text:p>
          </table:table-cell>
          <table:table-cell table:formula="of:=IF(COLUMN()-COLUMN([.$O4])=INT([Step1.$F4] / 30);VALUE([Step1.$F4]);IF(COLUMN()-COLUMN([.$O4])=INT([Step1.$I4] /30);VALUE([Step1.$I4]);&quot;&quot;))">
            <text:p/>
          </table:table-cell>
          <table:table-cell table:formula="of:=IF(COLUMN()-COLUMN([.$O4])=INT([Step1.$F4] / 30);VALUE([Step1.$F4]);IF(COLUMN()-COLUMN([.$O4])=INT([Step1.$I4] /30);VALUE([Step1.$I4]);&quot;&quot;))">
            <text:p/>
          </table:table-cell>
          <table:table-cell table:formula="of:=IF(COLUMN()-COLUMN([.$O4])=INT([Step1.$F4] / 30);VALUE([Step1.$F4]);IF(COLUMN()-COLUMN([.$O4])=INT([Step1.$I4] /30);VALUE([Step1.$I4]);&quot;&quot;))">
            <text:p/>
          </table:table-cell>
          <table:table-cell table:formula="of:=IF(COLUMN()-COLUMN([.$O4])=INT([Step1.$F4] / 30);VALUE([Step1.$F4]);IF(COLUMN()-COLUMN([.$O4])=INT([Step1.$I4] /30);VALUE([Step1.$I4]);&quot;&quot;))">
            <text:p/>
          </table:table-cell>
          <table:table-cell table:formula="of:=IF(COLUMN()-COLUMN([.$O4])=INT([Step1.$F4] / 30);VALUE([Step1.$F4]);IF(COLUMN()-COLUMN([.$O4])=INT([Step1.$I4] /30);VALUE([Step1.$I4]);&quot;&quot;))">
            <text:p/>
          </table:table-cell>
          <table:table-cell table:formula="of:=IF(COLUMN()-COLUMN([.$O4])&lt;=INT([Step1.$I4] / 30);VALUE([Step1.$I4]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 office:value-type="string" office:string-value="1.92" calcext:value-type="string">
            <text:p>1.92</text:p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IF( COLUMN() - COLUMN([.$W4]) = INT([Step1.$J4] * 2); TEXT([Step1.$J4]; &quot;#.##&quot;); &quot;&quot;)">
            <text:p/>
          </table:table-cell>
          <table:table-cell table:formula="of:= [Step1.$K4]"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table:formula="of:=[Step1.$A5]" office:value-type="string" office:string-value="Armadöra" calcext:value-type="string">
            <text:p>Armadöra</text:p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 office:value-type="float" office:value="2" calcext:value-type="float">
            <text:p>2</text:p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 office:value-type="float" office:value="4" calcext:value-type="float">
            <text:p>4</text:p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=[Step1.$B5];VALUE([Step1.$B5]);IF(COLUMN()-1=[Step1.$E5];VALUE([Step1.$E5]);&quot;&quot;))">
            <text:p/>
          </table:table-cell>
          <table:table-cell table:formula="of:=IF(COLUMN()-1&lt;=[Step1.$E5];VALUE([Step1.$E5]);&quot;&quot;)">
            <text:p/>
          </table:table-cell>
          <table:table-cell table:formula="of:=IF(COLUMN()-COLUMN([.$O5])=INT([Step1.$F5] / 30);VALUE([Step1.$F5]);IF(COLUMN()-COLUMN([.$O5])=INT([Step1.$I5] /30);VALUE([Step1.$I5]);&quot;&quot;))">
            <text:p/>
          </table:table-cell>
          <table:table-cell table:formula="of:=IF(COLUMN()-COLUMN([.$O5])=INT([Step1.$F5] / 30);VALUE([Step1.$F5]);IF(COLUMN()-COLUMN([.$O5])=INT([Step1.$I5] /30);VALUE([Step1.$I5]);&quot;&quot;))" office:value-type="float" office:value="30" calcext:value-type="float">
            <text:p>30</text:p>
          </table:table-cell>
          <table:table-cell table:formula="of:=IF(COLUMN()-COLUMN([.$O5])=INT([Step1.$F5] / 30);VALUE([Step1.$F5]);IF(COLUMN()-COLUMN([.$O5])=INT([Step1.$I5] /30);VALUE([Step1.$I5]);&quot;&quot;))">
            <text:p/>
          </table:table-cell>
          <table:table-cell table:formula="of:=IF(COLUMN()-COLUMN([.$O5])=INT([Step1.$F5] / 30);VALUE([Step1.$F5]);IF(COLUMN()-COLUMN([.$O5])=INT([Step1.$I5] /30);VALUE([Step1.$I5]);&quot;&quot;))">
            <text:p/>
          </table:table-cell>
          <table:table-cell table:formula="of:=IF(COLUMN()-COLUMN([.$O5])=INT([Step1.$F5] / 30);VALUE([Step1.$F5]);IF(COLUMN()-COLUMN([.$O5])=INT([Step1.$I5] /30);VALUE([Step1.$I5]);&quot;&quot;))">
            <text:p/>
          </table:table-cell>
          <table:table-cell table:formula="of:=IF(COLUMN()-COLUMN([.$O5])=INT([Step1.$F5] / 30);VALUE([Step1.$F5]);IF(COLUMN()-COLUMN([.$O5])=INT([Step1.$I5] /30);VALUE([Step1.$I5]);&quot;&quot;))">
            <text:p/>
          </table:table-cell>
          <table:table-cell table:formula="of:=IF(COLUMN()-COLUMN([.$O5])=INT([Step1.$F5] / 30);VALUE([Step1.$F5]);IF(COLUMN()-COLUMN([.$O5])=INT([Step1.$I5] /30);VALUE([Step1.$I5]);&quot;&quot;))">
            <text:p/>
          </table:table-cell>
          <table:table-cell table:formula="of:=IF(COLUMN()-COLUMN([.$O5])&lt;=INT([Step1.$I5] / 30);VALUE([Step1.$I5]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 office:value-type="string" office:string-value="2.02" calcext:value-type="string">
            <text:p>2.02</text:p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IF( COLUMN() - COLUMN([.$W5]) = INT([Step1.$J5] * 2); TEXT([Step1.$J5]; &quot;#.##&quot;); &quot;&quot;)">
            <text:p/>
          </table:table-cell>
          <table:table-cell table:formula="of:= [Step1.$K5]" office:value-type="float" office:value="2003" calcext:value-type="float">
            <text:p>2003</text:p>
          </table:table-cell>
          <table:table-cell table:number-columns-repeated="3"/>
        </table:table-row>
        <table:table-row table:style-name="ro1">
          <table:table-cell table:formula="of:=[Step1.$A6]" office:value-type="string" office:string-value="Bandu" calcext:value-type="string">
            <text:p>Bandu</text:p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 office:value-type="float" office:value="2" calcext:value-type="float">
            <text:p>2</text:p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 office:value-type="float" office:value="8" calcext:value-type="float">
            <text:p>8</text:p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=[Step1.$B6];VALUE([Step1.$B6]);IF(COLUMN()-1=[Step1.$E6];VALUE([Step1.$E6]);&quot;&quot;))">
            <text:p/>
          </table:table-cell>
          <table:table-cell table:formula="of:=IF(COLUMN()-1&lt;=[Step1.$E6];VALUE([Step1.$E6]);&quot;&quot;)">
            <text:p/>
          </table:table-cell>
          <table:table-cell table:formula="of:=IF(COLUMN()-COLUMN([.$O6])=INT([Step1.$F6] / 30);VALUE([Step1.$F6]);IF(COLUMN()-COLUMN([.$O6])=INT([Step1.$I6] /30);VALUE([Step1.$I6]);&quot;&quot;))" office:value-type="float" office:value="15" calcext:value-type="float">
            <text:p>15</text:p>
          </table:table-cell>
          <table:table-cell table:formula="of:=IF(COLUMN()-COLUMN([.$O6])=INT([Step1.$F6] / 30);VALUE([Step1.$F6]);IF(COLUMN()-COLUMN([.$O6])=INT([Step1.$I6] /30);VALUE([Step1.$I6]);&quot;&quot;))" office:value-type="float" office:value="45" calcext:value-type="float">
            <text:p>45</text:p>
          </table:table-cell>
          <table:table-cell table:formula="of:=IF(COLUMN()-COLUMN([.$O6])=INT([Step1.$F6] / 30);VALUE([Step1.$F6]);IF(COLUMN()-COLUMN([.$O6])=INT([Step1.$I6] /30);VALUE([Step1.$I6]);&quot;&quot;))">
            <text:p/>
          </table:table-cell>
          <table:table-cell table:formula="of:=IF(COLUMN()-COLUMN([.$O6])=INT([Step1.$F6] / 30);VALUE([Step1.$F6]);IF(COLUMN()-COLUMN([.$O6])=INT([Step1.$I6] /30);VALUE([Step1.$I6]);&quot;&quot;))">
            <text:p/>
          </table:table-cell>
          <table:table-cell table:formula="of:=IF(COLUMN()-COLUMN([.$O6])=INT([Step1.$F6] / 30);VALUE([Step1.$F6]);IF(COLUMN()-COLUMN([.$O6])=INT([Step1.$I6] /30);VALUE([Step1.$I6]);&quot;&quot;))">
            <text:p/>
          </table:table-cell>
          <table:table-cell table:formula="of:=IF(COLUMN()-COLUMN([.$O6])=INT([Step1.$F6] / 30);VALUE([Step1.$F6]);IF(COLUMN()-COLUMN([.$O6])=INT([Step1.$I6] /30);VALUE([Step1.$I6]);&quot;&quot;))">
            <text:p/>
          </table:table-cell>
          <table:table-cell table:formula="of:=IF(COLUMN()-COLUMN([.$O6])=INT([Step1.$F6] / 30);VALUE([Step1.$F6]);IF(COLUMN()-COLUMN([.$O6])=INT([Step1.$I6] /30);VALUE([Step1.$I6]);&quot;&quot;))">
            <text:p/>
          </table:table-cell>
          <table:table-cell table:formula="of:=IF(COLUMN()-COLUMN([.$O6])&lt;=INT([Step1.$I6] / 30);VALUE([Step1.$I6]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 office:value-type="string" office:string-value="1.31" calcext:value-type="string">
            <text:p>1.31</text:p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IF( COLUMN() - COLUMN([.$W6]) = INT([Step1.$J6] * 2); TEXT([Step1.$J6]; &quot;#.##&quot;); &quot;&quot;)">
            <text:p/>
          </table:table-cell>
          <table:table-cell table:formula="of:= [Step1.$K6]"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table:formula="of:=[Step1.$A7]" office:value-type="string" office:string-value="BANG!" calcext:value-type="string">
            <text:p>BANG!</text:p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 office:value-type="float" office:value="3" calcext:value-type="float">
            <text:p>3</text:p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 office:value-type="float" office:value="8" calcext:value-type="float">
            <text:p>8</text:p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=[Step1.$B7];VALUE([Step1.$B7]);IF(COLUMN()-1=[Step1.$E7];VALUE([Step1.$E7]);&quot;&quot;))">
            <text:p/>
          </table:table-cell>
          <table:table-cell table:formula="of:=IF(COLUMN()-1&lt;=[Step1.$E7];VALUE([Step1.$E7]);&quot;&quot;)">
            <text:p/>
          </table:table-cell>
          <table:table-cell table:formula="of:=IF(COLUMN()-COLUMN([.$O7])=INT([Step1.$F7] / 30);VALUE([Step1.$F7]);IF(COLUMN()-COLUMN([.$O7])=INT([Step1.$I7] /30);VALUE([Step1.$I7]);&quot;&quot;))" office:value-type="float" office:value="20" calcext:value-type="float">
            <text:p>20</text:p>
          </table:table-cell>
          <table:table-cell table:formula="of:=IF(COLUMN()-COLUMN([.$O7])=INT([Step1.$F7] / 30);VALUE([Step1.$F7]);IF(COLUMN()-COLUMN([.$O7])=INT([Step1.$I7] /30);VALUE([Step1.$I7]);&quot;&quot;))" office:value-type="float" office:value="40" calcext:value-type="float">
            <text:p>40</text:p>
          </table:table-cell>
          <table:table-cell table:formula="of:=IF(COLUMN()-COLUMN([.$O7])=INT([Step1.$F7] / 30);VALUE([Step1.$F7]);IF(COLUMN()-COLUMN([.$O7])=INT([Step1.$I7] /30);VALUE([Step1.$I7]);&quot;&quot;))">
            <text:p/>
          </table:table-cell>
          <table:table-cell table:formula="of:=IF(COLUMN()-COLUMN([.$O7])=INT([Step1.$F7] / 30);VALUE([Step1.$F7]);IF(COLUMN()-COLUMN([.$O7])=INT([Step1.$I7] /30);VALUE([Step1.$I7]);&quot;&quot;))">
            <text:p/>
          </table:table-cell>
          <table:table-cell table:formula="of:=IF(COLUMN()-COLUMN([.$O7])=INT([Step1.$F7] / 30);VALUE([Step1.$F7]);IF(COLUMN()-COLUMN([.$O7])=INT([Step1.$I7] /30);VALUE([Step1.$I7]);&quot;&quot;))">
            <text:p/>
          </table:table-cell>
          <table:table-cell table:formula="of:=IF(COLUMN()-COLUMN([.$O7])=INT([Step1.$F7] / 30);VALUE([Step1.$F7]);IF(COLUMN()-COLUMN([.$O7])=INT([Step1.$I7] /30);VALUE([Step1.$I7]);&quot;&quot;))">
            <text:p/>
          </table:table-cell>
          <table:table-cell table:formula="of:=IF(COLUMN()-COLUMN([.$O7])=INT([Step1.$F7] / 30);VALUE([Step1.$F7]);IF(COLUMN()-COLUMN([.$O7])=INT([Step1.$I7] /30);VALUE([Step1.$I7]);&quot;&quot;))">
            <text:p/>
          </table:table-cell>
          <table:table-cell table:formula="of:=IF(COLUMN()-COLUMN([.$O7])&lt;=INT([Step1.$I7] / 30);VALUE([Step1.$I7]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 office:value-type="string" office:string-value="1.64" calcext:value-type="string">
            <text:p>1.64</text:p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IF( COLUMN() - COLUMN([.$W7]) = INT([Step1.$J7] * 2); TEXT([Step1.$J7]; &quot;#.##&quot;); &quot;&quot;)">
            <text:p/>
          </table:table-cell>
          <table:table-cell table:formula="of:= [Step1.$K7]"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table:formula="of:=[Step1.$A8]" office:value-type="float" office:value="0" calcext:value-type="float">
            <text:p>0</text:p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formula="of:=IF(COLUMN()-1=[Step1.$B8];VALUE([Step1.$B8]);&quot;&quot;)">
            <text:p/>
          </table:table-cell>
          <table:table-cell table:number-columns-repeated="6"/>
          <table:table-cell table:formula="of:=IF(COLUMN()-1&lt;=[Step1.$E8];VALUE([Step1.$E8]);&quot;&quot;)">
            <text:p/>
          </table:table-cell>
          <table:table-cell table:formula="of:=IF(COLUMN()-COLUMN([.$O8])=INT([Step1.$F8] / 30);VALUE([Step1.$F8]);IF(COLUMN()-COLUMN([.$O8])=INT([Step1.$I8] /30);VALUE([Step1.$I8]);&quot;&quot;))" office:value-type="float" office:value="0" calcext:value-type="float">
            <text:p>0</text:p>
          </table:table-cell>
          <table:table-cell table:formula="of:=IF(COLUMN()-COLUMN([.$O8])=INT([Step1.$F8] / 30);VALUE([Step1.$F8]);IF(COLUMN()-COLUMN([.$O8])=INT([Step1.$I8] /30);VALUE([Step1.$I8]);&quot;&quot;))">
            <text:p/>
          </table:table-cell>
          <table:table-cell table:formula="of:=IF(COLUMN()-COLUMN([.$O8])=INT([Step1.$F8] / 30);VALUE([Step1.$F8]);IF(COLUMN()-COLUMN([.$O8])=INT([Step1.$I8] /30);VALUE([Step1.$I8]);&quot;&quot;))">
            <text:p/>
          </table:table-cell>
          <table:table-cell table:formula="of:=IF(COLUMN()-COLUMN([.$O8])=INT([Step1.$F8] / 30);VALUE([Step1.$F8]);IF(COLUMN()-COLUMN([.$O8])=INT([Step1.$I8] /30);VALUE([Step1.$I8]);&quot;&quot;))">
            <text:p/>
          </table:table-cell>
          <table:table-cell table:formula="of:=IF(COLUMN()-COLUMN([.$O8])=INT([Step1.$F8] / 30);VALUE([Step1.$F8]);IF(COLUMN()-COLUMN([.$O8])=INT([Step1.$I8] /30);VALUE([Step1.$I8]);&quot;&quot;))">
            <text:p/>
          </table:table-cell>
          <table:table-cell table:formula="of:=IF(COLUMN()-COLUMN([.$O8])=INT([Step1.$F8] / 30);VALUE([Step1.$F8]);IF(COLUMN()-COLUMN([.$O8])=INT([Step1.$I8] /30);VALUE([Step1.$I8]);&quot;&quot;))">
            <text:p/>
          </table:table-cell>
          <table:table-cell table:formula="of:=IF(COLUMN()-COLUMN([.$O8])=INT([Step1.$F8] / 30);VALUE([Step1.$F8]);IF(COLUMN()-COLUMN([.$O8])=INT([Step1.$I8] /30);VALUE([Step1.$I8]);&quot;&quot;))">
            <text:p/>
          </table:table-cell>
          <table:table-cell table:formula="of:=IF(COLUMN()-COLUMN([.$O8])&lt;=INT([Step1.$I8] / 30);VALUE([Step1.$I8]); &quot;&quot;)">
            <text:p/>
          </table:table-cell>
          <table:table-cell table:formula="of:=IF( COLUMN() - COLUMN([.$W8]) = INT([Step1.$J8] * 2); TEXT([Step1.$J8]; &quot;#.##&quot;); &quot;&quot;)" office:value-type="string" office:string-value="." calcext:value-type="string">
            <text:p>.</text:p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IF( COLUMN() - COLUMN([.$W8]) = INT([Step1.$J8] * 2); TEXT([Step1.$J8]; &quot;#.##&quot;); &quot;&quot;)">
            <text:p/>
          </table:table-cell>
          <table:table-cell table:formula="of:= [Step1.$K8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6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yle1" table:style-name="ta1">
        <table:table-column table:style-name="co9" table:default-cell-style-name="ce26"/>
        <table:table-column table:style-name="co9" table:number-columns-repeated="13" table:default-cell-style-name="ce27"/>
        <table:table-column table:style-name="co10" table:number-columns-repeated="8" table:default-cell-style-name="ce28"/>
        <table:table-column table:style-name="co11" table:default-cell-style-name="ce31"/>
        <table:table-column table:style-name="co9" table:number-columns-repeated="9" table:default-cell-style-name="ce31"/>
        <table:table-column table:style-name="co9" table:default-cell-style-name="ce32"/>
        <table:table-column table:style-name="co9" table:number-columns-repeated="3" table:default-cell-style-name="Default"/>
        <table:table-column table:style-name="co12" table:number-columns-repeated="988" table:default-cell-style-name="ce16"/>
        <table:table-row table:style-name="ro1"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1];COLUMN()-1&lt;=[Step1.$D1]);&quot;White on Black&quot;;IF(AND(COLUMN()-1&gt;=[Step1.$B1];COLUMN()-1&lt;=[Step1.$E1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1])&gt;=INT([Step1.$G1] / 30);COLUMN()-COLUMN([.$O1])&lt;=INT([Step1.$H1] / 30));&quot;White on Black&quot;;IF(AND(COLUMN()-COLUMN([.$O1])&gt;=INT([Step1.$F1] / 30);COLUMN()-COLUMN([.$O1])&lt;=INT([Step1.$I1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style-name="ce30" table:formula="of:=IF(COLUMN() - COLUMN([.$W1]) &lt; INT([GameData.$J1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1]) &lt; INT([GameData.$J1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2];COLUMN()-1&lt;=[Step1.$D2]);&quot;White on Black&quot;;IF(AND(COLUMN()-1&gt;=[Step1.$B2];COLUMN()-1&lt;=[Step1.$E2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2])&gt;=INT([Step1.$G2] / 30);COLUMN()-COLUMN([.$O2])&lt;=INT([Step1.$H2] / 30));&quot;White on Black&quot;;IF(AND(COLUMN()-COLUMN([.$O2])&gt;=INT([Step1.$F2] / 30);COLUMN()-COLUMN([.$O2])&lt;=INT([Step1.$I2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style-name="ce30" table:formula="of:=IF(COLUMN() - COLUMN([.$W2]) &lt; INT([GameData.$J2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2]) &lt; INT([GameData.$J2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3];COLUMN()-1&lt;=[Step1.$D3]);&quot;White on Black&quot;;IF(AND(COLUMN()-1&gt;=[Step1.$B3];COLUMN()-1&lt;=[Step1.$E3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COLUMN([.$O3])&gt;=INT([Step1.$G3] / 30);COLUMN()-COLUMN([.$O3])&lt;=INT([Step1.$H3] / 30));&quot;White on Black&quot;;IF(AND(COLUMN()-COLUMN([.$O3])&gt;=INT([Step1.$F3] / 30);COLUMN()-COLUMN([.$O3])&lt;=INT([Step1.$I3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style-name="ce30" table:formula="of:=IF(COLUMN() - COLUMN([.$W3]) &lt; INT([GameData.$J3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3]) &lt; INT([GameData.$J3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4];COLUMN()-1&lt;=[Step1.$D4]);&quot;White on Black&quot;;IF(AND(COLUMN()-1&gt;=[Step1.$B4];COLUMN()-1&lt;=[Step1.$E4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4])&gt;=INT([Step1.$G4] / 30);COLUMN()-COLUMN([.$O4])&lt;=INT([Step1.$H4] / 30));&quot;White on Black&quot;;IF(AND(COLUMN()-COLUMN([.$O4])&gt;=INT([Step1.$F4] / 30);COLUMN()-COLUMN([.$O4])&lt;=INT([Step1.$I4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style-name="ce30" table:formula="of:=IF(COLUMN() - COLUMN([.$W4]) &lt; INT([GameData.$J4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4]) &lt; INT([GameData.$J4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5];COLUMN()-1&lt;=[Step1.$D5]);&quot;White on Black&quot;;IF(AND(COLUMN()-1&gt;=[Step1.$B5];COLUMN()-1&lt;=[Step1.$E5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5])&gt;=INT([Step1.$G5] / 30);COLUMN()-COLUMN([.$O5])&lt;=INT([Step1.$H5] / 30));&quot;White on Black&quot;;IF(AND(COLUMN()-COLUMN([.$O5])&gt;=INT([Step1.$F5] / 30);COLUMN()-COLUMN([.$O5])&lt;=INT([Step1.$I5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style-name="ce30" table:formula="of:=IF(COLUMN() - COLUMN([.$W5]) &lt; INT([GameData.$J5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5]) &lt; INT([GameData.$J5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6];COLUMN()-1&lt;=[Step1.$D6]);&quot;White on Black&quot;;IF(AND(COLUMN()-1&gt;=[Step1.$B6];COLUMN()-1&lt;=[Step1.$E6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6])&gt;=INT([Step1.$G6] / 30);COLUMN()-COLUMN([.$O6])&lt;=INT([Step1.$H6] / 30));&quot;White on Black&quot;;IF(AND(COLUMN()-COLUMN([.$O6])&gt;=INT([Step1.$F6] / 30);COLUMN()-COLUMN([.$O6])&lt;=INT([Step1.$I6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style-name="ce30" table:formula="of:=IF(COLUMN() - COLUMN([.$W6]) &lt; INT([GameData.$J6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6]) &lt; INT([GameData.$J6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White on Gray" calcext:value-type="string">
            <text:p>White on Gray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1&gt;=[Step1.$C7];COLUMN()-1&lt;=[Step1.$D7]);&quot;White on Black&quot;;IF(AND(COLUMN()-1&gt;=[Step1.$B7];COLUMN()-1&lt;=[Step1.$E7]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formula="of:=IF(AND(COLUMN()-COLUMN([.$O7])&gt;=INT([Step1.$G7] / 30);COLUMN()-COLUMN([.$O7])&lt;=INT([Step1.$H7] / 30));&quot;White on Black&quot;;IF(AND(COLUMN()-COLUMN([.$O7])&gt;=INT([Step1.$F7] / 30);COLUMN()-COLUMN([.$O7])&lt;=INT([Step1.$I7] / 30));&quot;White on Gray&quot;;IF(ISEVEN(ROW( ));&quot;Alternating Light&quot;;&quot;Alternating Dark&quot;)))" office:value-type="string" office:string-value="Alternating Dark" calcext:value-type="string">
            <text:p>Alternating Dark</text:p>
          </table:table-cell>
          <table:table-cell table:style-name="ce30" table:formula="of:=IF(COLUMN() - COLUMN([.$W7]) &lt; INT([GameData.$J7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COLUMN() - COLUMN([.$W7]) &lt; INT([GameData.$J7] * 2) + 0.5;&quot;White on Black&quot;;IF(ISEVEN(ROW( ));&quot;Alternating Light&quot;;&quot;Alternating Dark&quot;))" office:value-type="string" office:string-value="Alternating Dark" calcext:value-type="string">
            <text:p>Alternating Dark</text:p>
          </table:table-cell>
          <table:table-cell table:formula="of:=IF(ISEVEN(ROW( ));&quot;Alternating Light&quot;;&quot;Alternating Dark&quot;)" office:value-type="string" office:string-value="Alternating Dark" calcext:value-type="string">
            <text:p>Alternating Dark</text:p>
          </table:table-cell>
          <table:table-cell table:number-columns-repeated="991"/>
        </table:table-row>
        <table:table-row table:style-name="ro1"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1&gt;=[Step1.$C8];COLUMN()-1&lt;=[Step1.$D8]);&quot;White on Black&quot;;IF(AND(COLUMN()-1&gt;=[Step1.$B8];COLUMN()-1&lt;=[Step1.$E8]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White on Black" calcext:value-type="string">
            <text:p>White on Black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formula="of:=IF(AND(COLUMN()-COLUMN([.$O8])&gt;=INT([Step1.$G8] / 30);COLUMN()-COLUMN([.$O8])&lt;=INT([Step1.$H8] / 30));&quot;White on Black&quot;;IF(AND(COLUMN()-COLUMN([.$O8])&gt;=INT([Step1.$F8] / 30);COLUMN()-COLUMN([.$O8])&lt;=INT([Step1.$I8] / 30));&quot;White on Gray&quot;;IF(ISEVEN(ROW( ));&quot;Alternating Light&quot;;&quot;Alternating Dark&quot;)))" office:value-type="string" office:string-value="Alternating Light" calcext:value-type="string">
            <text:p>Alternating Light</text:p>
          </table:table-cell>
          <table:table-cell table:style-name="ce30" table:formula="of:=IF(COLUMN() - COLUMN([.$W8]) &lt; INT([GameData.$J8] * 2) + 0.5;&quot;White on Black&quot;;IF(ISEVEN(ROW( ));&quot;Alternating Light&quot;;&quot;Alternating Dark&quot;))" office:value-type="string" office:string-value="White on Black" calcext:value-type="string">
            <text:p>White on Black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COLUMN() - COLUMN([.$W8]) &lt; INT([GameData.$J8] * 2) + 0.5;&quot;White on Black&quot;;IF(ISEVEN(ROW( ));&quot;Alternating Light&quot;;&quot;Alternating Dark&quot;))" office:value-type="string" office:string-value="Alternating Light" calcext:value-type="string">
            <text:p>Alternating Light</text:p>
          </table:table-cell>
          <table:table-cell table:formula="of:=IF(ISEVEN(ROW( ));&quot;Alternating Light&quot;;&quot;Alternating Dark&quot;)" office:value-type="string" office:string-value="Alternating Light" calcext:value-type="string">
            <text:p>Alternating Light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4"/>
          <table:table-cell table:style-name="ce29"/>
          <table:table-cell table:number-columns-repeated="100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lhambra" table:base-cell-address="$'Printable Version'.$V$7" table:cell-range-address="$'Printable Version'.$C$3:.$Q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" style:family="table-cell" style:parent-style-name="Default">
      <style:table-cell-properties fo:background-color="#666666"/>
      <style:text-properties fo:color="#666666"/>
    </style:style>
    <style:style style:name="White_20_on_20_Gray" style:display-name="White on Gray" style:family="table-cell" style:parent-style-name="Gray">
      <style:text-properties fo:color="#ffffff"/>
    </style:style>
    <style:style style:name="Black" style:family="table-cell" style:parent-style-name="Default">
      <style:table-cell-properties fo:background-color="#000000"/>
      <style:text-properties fo:color="#000000"/>
    </style:style>
    <style:style style:name="White_20_on_20_Black" style:display-name="White on Black" style:family="table-cell" style:parent-style-name="Black">
      <style:text-properties fo:color="#ffffff"/>
    </style:style>
    <style:style style:name="Alternating_20_Dark" style:display-name="Alternating Dark" style:family="table-cell" style:parent-style-name="Default">
      <style:table-cell-properties fo:background-color="#cccccc"/>
    </style:style>
    <style:style style:name="Alternating_20_Light" style:display-name="Alternating Light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style style:name="MT1" style:family="text">
      <style:text-properties fo:font-size="20pt"/>
    </style:style>
  </office:automatic-styles>
  <office:master-styles>
    <style:master-page style:name="Default" style:page-layout-name="Mpm1">
      <style:header>
        <style:region-left>
          <text:p><text:span text:style-name="MT1">Trevor's Tabletop Games</text:span></text:p>
        </style:region-left>
        <style:region-right>
          <text:p><text:date style:data-style-name="N2" text:date-value="2016-08-17">00/00/0000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7:56:38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asterovenly </meta:initial-creator>
    <meta:creation-date>2016-08-14T19:51:08.009000000</meta:creation-date>
    <dc:date>2016-08-17T17:41:25.934000000</dc:date>
    <dc:creator>toasterovenly </dc:creator>
    <meta:editing-duration>P2DT18H25M28S</meta:editing-duration>
    <meta:editing-cycles>12</meta:editing-cycles>
    <meta:generator>LibreOffice/4.4.3.2$Windows_x86 LibreOffice_project/88805f81e9fe61362df02b9941de8e38a9b5fd16</meta:generator>
    <meta:document-statistic meta:table-count="5" meta:cell-count="960" meta:object-count="0"/>
  </office:meta>
</office:document-meta>
</file>